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fo:font-size="21pt" fo:letter-spacing="normal" style:font-size-asian="21pt" style:font-size-complex="21pt"/>
    </style:style>
    <style:style style:name="P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break-before="page"/>
      <style:text-properties fo:font-variant="normal" fo:text-transform="none" fo:color="#3d464d" style:font-name="Open Sans" fo:font-size="21pt" fo:letter-spacing="normal" fo:font-style="normal" style:font-size-asian="21pt" style:font-size-complex="21pt"/>
    </style:style>
    <style:style style:name="P4"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5"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13.5pt" loext:padding="0cm" loext:border="none"/>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fo:font-size="21pt" fo:letter-spacing="normal" style:font-size-asian="21pt" style:font-size-complex="21pt"/>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d464d" fo:font-size="21pt" fo:letter-spacing="normal" style:font-size-asian="21pt" style:font-size-complex="21pt" loext:padding="0cm" loext:border="none"/>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fo:font-size="13pt" fo:letter-spacing="normal" style:font-size-asian="13pt" style:font-size-complex="13pt"/>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3" style:family="paragraph" style:parent-style-name="Preformatted_20_Text">
      <style:paragraph-properties fo:margin-left="0cm" fo:margin-right="0cm" fo:margin-top="0cm" fo:margin-bottom="0cm" loext:contextual-spacing="false" fo:line-height="150%" fo:text-align="start" style:justify-single-word="false" fo:text-indent="0cm" style:auto-text-indent="false"/>
    </style:style>
    <style:style style:name="P1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6" style:family="paragraph" style:parent-style-name="Heading_20_2">
      <style:paragraph-properties fo:margin-left="0cm" fo:margin-right="0cm" fo:margin-top="1.191cm" fo:margin-bottom="0cm" loext:contextual-spacing="false" style:line-height-at-least="0.82cm" fo:text-indent="0cm" style:auto-text-indent="false" fo:padding="0cm" fo:border="none"/>
      <style:text-properties fo:color="#3d464d" style:font-name="Open sans" fo:font-size="13.5pt" fo:letter-spacing="normal" fo:font-weight="bold" loext:padding="0cm" loext:border="none"/>
    </style:style>
    <style:style style:name="P17" style:family="paragraph" style:parent-style-name="Text_20_body">
      <style:text-properties fo:font-variant="normal" fo:text-transform="none" fo:color="#3d464d" style:font-name="Open Sans" fo:letter-spacing="normal" fo:font-style="normal"/>
    </style:style>
    <style:style style:name="P18" style:family="paragraph" style:parent-style-name="Text_20_body">
      <style:paragraph-properties fo:margin-top="0cm" fo:margin-bottom="0cm" loext:contextual-spacing="false" style:line-height-at-least="0.82cm"/>
      <style:text-properties fo:color="#3d464d" loext:padding="0cm" loext:border="none"/>
    </style:style>
    <style:style style:name="P19" style:family="paragraph" style:parent-style-name="Preformatted_20_Text">
      <style:paragraph-properties fo:margin-top="0cm" fo:margin-bottom="0cm" loext:contextual-spacing="false" fo:line-height="150%" fo:text-align="start" style:justify-single-word="false"/>
    </style:style>
    <style:style style:name="P20" style:family="paragraph" style:parent-style-name="Preformatted_20_Text">
      <style:paragraph-properties fo:margin-top="0cm" fo:margin-bottom="0cm" loext:contextual-spacing="false" fo:line-height="150%" fo:text-align="start" style:justify-single-word="false" fo:orphans="2" fo:widows="2"/>
    </style:style>
    <style:style style:name="P21" style:family="paragraph" style:parent-style-name="Quotations">
      <style:paragraph-properties fo:margin-left="1cm" fo:margin-right="1cm" fo:margin-top="0cm" fo:margin-bottom="0cm" loext:contextual-spacing="false" style:line-height-at-least="0.82cm" fo:text-align="start" style:justify-single-word="false" fo:orphans="2" fo:widows="2" fo:text-indent="0cm" style:auto-text-indent="false" fo:padding="0cm" fo:border="none"/>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23" style:family="paragraph" style:parent-style-name="Text_20_body">
      <style:text-properties fo:font-variant="normal" fo:text-transform="none" fo:color="#3d464d" style:font-name="Open Sans" fo:font-size="13.5pt" fo:letter-spacing="normal" fo:font-style="normal" fo:font-weight="bold" loext:padding="0cm" loext:border="none"/>
    </style:style>
    <style:style style:name="P24" style:family="paragraph" style:parent-style-name="Text_20_body">
      <style:text-properties fo:font-variant="normal" fo:text-transform="none" fo:color="#3d464d" style:font-name="Source Serif Pro" fo:font-size="13.5pt" fo:letter-spacing="normal" fo:font-style="normal" fo:font-weight="normal"/>
    </style:style>
    <style:style style:name="P25" style:family="paragraph" style:parent-style-name="Text_20_body">
      <style:text-properties fo:font-variant="normal" fo:text-transform="none" fo:color="#3d464d" style:font-name="Source Serif Pro" fo:font-size="13.5pt" fo:letter-spacing="normal" fo:font-style="normal" fo:font-weight="normal"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13pt" fo:letter-spacing="normal" fo:font-style="normal" fo:font-weight="bold" style:font-size-asian="13pt" style:font-size-complex="13pt" loext:padding="0cm" loext:border="none"/>
    </style:style>
    <style:style style:name="P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13.5pt" fo:letter-spacing="normal" fo:font-style="normal" fo:font-weight="bold" style:font-size-asian="13pt" style:font-size-complex="13pt" loext:padding="0cm" loext:border="none"/>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font-size-asian="21pt" style:font-size-complex="21pt" loext:padding="0cm" loext:border="none"/>
    </style:style>
    <style:style style:name="P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loext:padding="0cm" loext:border="none"/>
    </style:style>
    <style:style style:name="P33"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34"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6" style:family="paragraph" style:parent-style-name="Text_20_body">
      <style:paragraph-properties fo:break-before="column"/>
    </style:style>
    <style:style style:name="P37" style:family="paragraph" style:parent-style-name="Heading_20_1">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38" style:family="paragraph" style:parent-style-name="Heading_20_1">
      <style:paragraph-properties fo:margin-left="0cm" fo:margin-right="0cm" fo:margin-top="0cm" fo:margin-bottom="0cm" loext:contextual-spacing="false"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39"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40" style:family="paragraph" style:parent-style-name="Heading_20_1">
      <style:paragraph-properties fo:margin-left="0cm" fo:margin-right="0cm" fo:margin-top="0cm" fo:margin-bottom="0cm" loext:contextual-spacing="false" fo:text-indent="0cm" style:auto-text-indent="false" fo:break-before="page"/>
      <style:text-properties fo:font-variant="normal" fo:text-transform="none" fo:color="#3d464d" style:font-name="Open Sans" fo:font-size="21pt" fo:letter-spacing="normal" fo:font-style="normal" style:font-size-asian="21pt" style:font-size-complex="21pt"/>
    </style:style>
    <style:style style:name="P41" style:family="paragraph" style:parent-style-name="Heading_20_1">
      <style:paragraph-properties fo:break-before="page"/>
      <style:text-properties fo:font-variant="normal" fo:text-transform="none" fo:color="#3d464d" style:font-name="Open Sans" fo:font-size="21pt" fo:letter-spacing="normal" fo:font-style="normal" style:font-size-asian="21pt" style:font-size-complex="21pt"/>
    </style:style>
    <style:style style:name="P4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loext:padding="0cm" loext:border="none"/>
    </style:style>
    <style:style style:name="P43" style:family="paragraph" style:parent-style-name="Heading_20_2">
      <style:paragraph-properties fo:margin-left="0cm" fo:margin-right="0cm" fo:margin-top="0cm" fo:margin-bottom="0cm" loext:contextual-spacing="false"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P44" style:family="paragraph" style:parent-style-name="Heading_20_2">
      <style:paragraph-properties fo:margin-left="0cm" fo:margin-right="0cm" fo:margin-top="0cm" fo:margin-bottom="0cm" loext:contextual-spacing="false" fo:text-indent="0cm" style:auto-text-indent="false"/>
      <style:text-properties fo:font-variant="normal" fo:text-transform="none" fo:color="#3d464d" style:font-name="Open sans" fo:font-size="13.5pt" fo:letter-spacing="normal" fo:font-style="normal" fo:font-weight="bold" loext:padding="0cm" loext:border="none"/>
    </style:style>
    <style:style style:name="P45" style:family="paragraph" style:parent-style-name="Heading_20_2" style:list-style-name="L1">
      <style:paragraph-properties fo:margin-left="0cm" fo:margin-right="0cm" fo:margin-top="0cm" fo:margin-bottom="0cm" loext:contextual-spacing="false" style:line-height-at-least="0.82cm" fo:orphans="2" fo:widows="2" fo:text-indent="0cm" style:auto-text-indent="false" fo:padding="0cm" fo:border="none"/>
    </style:style>
    <style:style style:name="P4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3.5pt" fo:font-weight="bold" loext:padding="0cm" loext:border="none"/>
    </style:style>
    <style:style style:name="T4" style:family="text">
      <style:text-properties fo:font-size="13.5pt" fo:font-style="normal" fo:font-weight="normal" fo:background-color="#f0f3f5" loext:char-shading-value="0" loext:padding="0cm" loext:border="none"/>
    </style:style>
    <style:style style:name="T5" style:family="text">
      <style:text-properties fo:color="#3d464d" style:font-name="Source Serif Pro" fo:font-size="13.5pt" loext:padding="0cm" loext:border="none"/>
    </style:style>
    <style:style style:name="T6" style:family="text">
      <style:text-properties fo:color="#3d464d" style:font-name="Source Serif Pro" fo:font-size="13.5pt" fo:background-color="#f0f3f5" loext:char-shading-value="0" loext:padding="0cm" loext:border="none"/>
    </style:style>
    <style:style style:name="T7" style:family="text">
      <style:text-properties fo:color="#3d464d" style:font-name="Source Serif Pro" fo:font-size="13.5pt" fo:letter-spacing="normal" fo:font-weight="normal" loext:padding="0cm" loext:border="none"/>
    </style:style>
    <style:style style:name="T8" style:family="text">
      <style:text-properties fo:color="#3d464d" style:font-name="Consolas" fo:font-size="13.5pt" loext:padding="0cm" loext:border="none"/>
    </style:style>
    <style:style style:name="T9" style:family="text">
      <style:text-properties fo:color="#3d464d" loext:padding="0cm" loext:border="none"/>
    </style:style>
    <style:style style:name="T10" style:family="text">
      <style:text-properties style:font-name="Source Serif Pro" fo:font-size="13.5pt" fo:font-weight="bold" loext:padding="0cm" loext:border="none"/>
    </style:style>
    <style:style style:name="T11" style:family="text">
      <style:text-properties style:font-name="Source Serif Pro" fo:font-size="13.5pt" fo:font-style="normal" fo:font-weight="normal"/>
    </style:style>
    <style:style style:name="T12" style:family="text">
      <style:text-properties style:font-name="Source Serif Pro" fo:font-size="13.5pt" fo:font-style="normal" fo:font-weight="normal" loext:padding="0cm" loext:border="none"/>
    </style:style>
    <style:style style:name="T13" style:family="text">
      <style:text-properties style:font-name="Source Serif Pro" fo:font-size="13.5pt" fo:font-style="normal" fo:font-weight="normal" fo:background-color="#f0f3f5" loext:char-shading-value="0"/>
    </style:style>
    <style:style style:name="T14" style:family="text">
      <style:text-properties style:font-name="Source Serif Pro" fo:font-size="13.5pt" fo:font-style="normal" loext:padding="0cm" loext:border="none"/>
    </style:style>
    <style:style style:name="T15" style:family="text">
      <style:text-properties style:font-name="Source Serif Pro" fo:font-size="13.5pt" fo:font-weight="normal" loext:padding="0cm" loext:border="none"/>
    </style:style>
    <style:style style:name="T16" style:family="text">
      <style:text-properties style:font-name="Source Serif Pro" fo:font-weight="bold" loext:padding="0cm" loext:border="none"/>
    </style:style>
    <style:style style:name="T17" style:family="text">
      <style:text-properties style:font-name="Source Serif Pro" fo:font-weight="normal" loext:padding="0cm" loext:border="none"/>
    </style:style>
    <style:style style:name="T18" style:family="text">
      <style:text-properties style:font-name="Source Serif Pro" fo:font-size="13pt" fo:font-style="normal" fo:font-weight="normal" style:font-size-asian="13pt" style:font-size-complex="13pt" loext:padding="0cm" loext:border="none"/>
    </style:style>
    <style:style style:name="T19" style:family="text">
      <style:text-properties style:font-name="Source Serif Pro" fo:font-size="13pt" fo:font-weight="normal" style:font-size-asian="13pt" style:font-size-complex="13pt" loext:padding="0cm" loext:border="none"/>
    </style:style>
    <style:style style:name="T20" style:family="text">
      <style:text-properties fo:color="#0077aa" style:font-name="Consolas" fo:font-size="13.5pt" loext:padding="0cm" loext:border="none"/>
    </style:style>
    <style:style style:name="T21" style:family="text">
      <style:text-properties fo:color="#a67f59" style:font-name="Consolas" fo:font-size="13.5pt" loext:padding="0cm" loext:border="none"/>
    </style:style>
    <style:style style:name="T22" style:family="text">
      <style:text-properties fo:color="#999999" style:font-name="Consolas" fo:font-size="13.5pt" loext:padding="0cm" loext:border="none"/>
    </style:style>
    <style:style style:name="T23" style:family="text">
      <style:text-properties fo:color="#669900" style:font-name="Consolas" fo:font-size="13.5pt" loext:padding="0cm" loext:border="none"/>
    </style:style>
    <style:style style:name="T24" style:family="text">
      <style:text-properties fo:color="#708090" style:font-name="Consolas" fo:font-size="13.5pt" loext:padding="0cm" loext:border="none"/>
    </style:style>
    <style:style style:name="T25" style:family="text">
      <style:text-properties fo:color="#990055" style:font-name="Consolas" fo:font-size="13.5pt" loext:padding="0cm" loext:border="none"/>
    </style:style>
    <style:style style:name="T26" style:family="text">
      <style:text-properties fo:font-variant="normal" fo:text-transform="none" fo:color="#3d464d" style:font-name="Source Serif Pro" fo:font-size="13.5pt" fo:letter-spacing="normal" fo:font-style="normal" fo:font-weight="normal"/>
    </style:style>
    <style:style style:name="T27" style:family="text">
      <style:text-properties fo:font-variant="normal" fo:text-transform="none" fo:color="#3d464d" style:font-name="Source Serif Pro" fo:font-size="13.5pt" fo:letter-spacing="normal" fo:font-style="normal" fo:font-weight="normal" loext:padding="0cm" loext:border="none"/>
    </style:style>
    <style:style style:name="T28" style:family="text">
      <style:text-properties fo:font-variant="normal" fo:text-transform="none" fo:color="#3d464d" style:font-name="Source Serif Pro" fo:font-size="13.5pt" fo:letter-spacing="normal" fo:font-style="normal" fo:font-weight="normal" fo:background-color="#f0f3f5" loext:char-shading-value="0"/>
    </style:style>
    <style:style style:name="T29"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30" style:family="text">
      <style:text-properties fo:font-variant="normal" fo:text-transform="none" fo:color="#3d464d" style:font-name="Source Serif Pro" fo:font-size="13.5pt" fo:letter-spacing="normal" fo:font-style="normal" loext:padding="0cm" loext:border="none"/>
    </style:style>
    <style:style style:name="T31" style:family="text">
      <style:text-properties fo:font-variant="normal" fo:text-transform="none" fo:color="#3d464d" fo:letter-spacing="normal"/>
    </style:style>
    <style:style style:name="T32" style:family="text">
      <style:text-properties fo:font-variant="normal" fo:text-transform="none" fo:color="#3d464d" fo:letter-spacing="normal" loext:padding="0cm" loext:border="none"/>
    </style:style>
    <style:style style:name="T33" style:family="text">
      <style:text-properties fo:font-variant="normal" fo:text-transform="none" fo:color="#3d464d" fo:font-size="13.5pt" fo:letter-spacing="normal" fo:font-style="normal" fo:font-weight="normal" fo:background-color="#f0f3f5" loext:char-shading-value="0"/>
    </style:style>
    <style:style style:name="T34" style:family="text">
      <style:text-properties fo:font-variant="normal" fo:text-transform="none" fo:color="#3d464d" style:font-name="Consolas" fo:font-size="13.5pt" fo:letter-spacing="normal" fo:font-style="normal" fo:font-weight="normal" loext:padding="0cm" loext:border="none"/>
    </style:style>
    <style:style style:name="T35" style:family="text">
      <style:text-properties fo:font-variant="normal" fo:text-transform="none" fo:color="#990055" style:font-name="Consolas" fo:font-size="13.5pt" fo:letter-spacing="normal" fo:font-style="normal" fo:font-weight="normal" loext:padding="0cm" loext:border="none"/>
    </style:style>
    <style:style style:name="T36" style:family="text">
      <style:text-properties fo:font-variant="normal" fo:text-transform="none" fo:color="#999999" style:font-name="Consolas" fo:font-size="13.5pt" fo:letter-spacing="normal" fo:font-style="normal" fo:font-weight="normal" loext:padding="0cm" loext:border="none"/>
    </style:style>
    <style:style style:name="T37" style:family="text">
      <style:text-properties fo:font-variant="normal" fo:text-transform="none" fo:color="#a67f59" style:font-name="Consolas" fo:font-size="13.5pt" fo:letter-spacing="normal" fo:font-style="normal" fo:font-weight="normal" loext:padding="0cm" loext:border="none"/>
    </style:style>
    <style:style style:name="T38" style:family="text">
      <style:text-properties fo:font-variant="normal" fo:text-transform="none" fo:color="#708090" style:font-name="Consolas" fo:font-size="13.5pt" fo:letter-spacing="normal" fo:font-style="normal" fo:font-weight="normal" loext:padding="0cm" loext:border="none"/>
    </style:style>
    <style:style style:name="T39" style:family="text">
      <style:text-properties fo:font-variant="normal" fo:text-transform="none" fo:color="#0077aa" style:font-name="Consolas" fo:font-size="13.5pt" fo:letter-spacing="normal" fo:font-style="normal" fo:font-weight="normal" loext:padding="0cm" loext:border="none"/>
    </style:style>
    <style:style style:name="T40" style:family="text">
      <style:text-properties fo:font-variant="normal" fo:text-transform="none" fo:color="#669900" style:font-name="Consolas" fo:font-size="13.5pt" fo:letter-spacing="normal" fo:font-style="normal" fo:font-weight="normal" loext:padding="0cm" loext:border="none"/>
    </style:style>
    <style:style style:name="T41" style:family="text">
      <style:text-properties style:font-name="Open Sans" fo:font-size="13.5pt" fo:font-style="normal" fo:font-weight="bold" loext:padding="0cm" loext:border="none"/>
    </style:style>
    <style:style style:name="T42" style:family="text">
      <style:text-properties style:font-name="Open Sans" fo:font-style="normal" fo:font-weight="bold" loext:padding="0cm" loext:border="none"/>
    </style:style>
    <style:style style:name="T43" style:family="text">
      <style:text-properties style:font-name="Open Sans" fo:font-style="normal" fo:font-weight="normal" loext:padding="0cm" loext:border="none"/>
    </style:style>
    <style:style style:name="T44" style:family="text">
      <style:text-properties fo:font-size="13pt" fo:font-style="normal" fo:font-weight="normal" fo:background-color="#f0f3f5" loext:char-shading-value="0" style:font-size-asian="13pt" style:font-size-complex="13pt" loext:padding="0cm" loext:border="none"/>
    </style:style>
    <style:style style:name="fr1" style:family="graphic" style:parent-style-name="Frame">
      <style:graphic-properties fo:margin-left="0cm" fo:margin-right="0cm" fo:margin-top="0.476cm" fo:margin-bottom="0.476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01 - Gerenciamento de Transações com JTA</text:h>
      <text:p text:style-name="P23"/>
      <text:p text:style-name="P17"><text:span text:style-name="T10">No último capítulo, vimos como usar o JPA com EJB. O uso dentro de uma aplicação foi bastante simples, basta injetar o </text:span><text:span text:style-name="Emphasis"><text:span text:style-name="T10">EntityManager</text:span></text:span><text:span text:style-name="T10"> para utilizar os métodos que acessam a persistência com JPA.</text:span></text:p>
      <text:p text:style-name="P4"><text:span text:style-name="T5">Vimos também que o JPA delega uma boa parte das configurações para o servidor JavaEE. É o JBoss quem fornece uma </text:span><text:span text:style-name="Emphasis"><text:span text:style-name="T5">DataSource</text:span></text:span><text:span text:style-name="T5"> e que encapsula os detalhes da configuração do driver e do pool de conexão.</text:span></text:p>
      <text:p text:style-name="P4"><text:span text:style-name="T5">Nos exercícios, migramos todos os nossos DAOs para usar o </text:span><text:span text:style-name="Emphasis"><text:span text:style-name="T5">EntityManager</text:span></text:span><text:span text:style-name="T5">. Os DAOs foram injetados nos </text:span><text:span text:style-name="Emphasis"><text:span text:style-name="T5">Beans</text:span></text:span><text:span text:style-name="T5"> através da anotação </text:span><text:span text:style-name="Source_20_Text"><text:span text:style-name="T6">@Inject</text:span></text:span><text:span text:style-name="T5">, sempre seguindo as boas práticas de injeção de dependências.</text:span></text:p>
      <text:p text:style-name="P4"><text:span text:style-name="T5">Vamos subir uma vez o servidor para mostrar que tudo continua funcionando. Enquanto o JBoss está iniciando, abrimos o terminal para se conectar com o MySQL. Todas as tabelas foram criadas com sucesso. E, ao executar um "select" na tabela </text:span><text:span text:style-name="Source_20_Text"><text:span text:style-name="T6">Usuario</text:span></text:span><text:span text:style-name="T5">, podemos ver que já existe um usuário cadastrado com o login </text:span><text:span text:style-name="Emphasis"><text:span text:style-name="T5">admin</text:span></text:span><text:span text:style-name="T5"> e a senha </text:span><text:span text:style-name="Emphasis"><text:span text:style-name="T5">pass</text:span></text:span><text:span text:style-name="T5">.</text:span></text:p>
      <text:p text:style-name="P5">Caso não tenha criado esse usuário basta executar o SQL seguinte:</text:p>
      <text:p text:style-name="P13"><text:span text:style-name="Source_20_Text"><text:span text:style-name="T8">insert </text:span></text:span><text:span text:style-name="Source_20_Text"><text:span text:style-name="T20">into</text:span></text:span><text:span text:style-name="Source_20_Text"><text:span text:style-name="T8"> </text:span></text:span><text:span text:style-name="Source_20_Text"><text:span text:style-name="T21">Usuario</text:span></text:span><text:span text:style-name="Source_20_Text"><text:span text:style-name="T22">(</text:span></text:span><text:span text:style-name="Source_20_Text"><text:span text:style-name="T8">login</text:span></text:span><text:span text:style-name="Source_20_Text"><text:span text:style-name="T22">,</text:span></text:span><text:span text:style-name="Source_20_Text"><text:span text:style-name="T8"> senha</text:span></text:span><text:span text:style-name="Source_20_Text"><text:span text:style-name="T22">)</text:span></text:span><text:span text:style-name="Source_20_Text"><text:span text:style-name="T8"> values</text:span></text:span><text:span text:style-name="Source_20_Text"><text:span text:style-name="T22">(</text:span></text:span><text:span text:style-name="Source_20_Text"><text:span text:style-name="T23">'admin'</text:span></text:span><text:span text:style-name="Source_20_Text"><text:span text:style-name="T22">,</text:span></text:span><text:span text:style-name="Source_20_Text"><text:span text:style-name="T23">'pass'</text:span></text:span><text:span text:style-name="Source_20_Text"><text:span text:style-name="T22">);</text:span></text:span></text:p>
      <text:p text:style-name="P5">Por fim, vamos testar a aplicação pela interface gráfica. Após o login, vamos voltar ao Eclipse para verificar o console. Podemos ver o SQL gerado no console.</text:p>
      <text:p text:style-name="P5">Como não tem nenhum autor, nem livro cadastrado, vamos inserir um pela interface. O Autor será o Paulo Silveira, e o livro será "Arquitetura Java".</text:p>
      <text:p text:style-name="P4"><text:soft-page-break/><text:span text:style-name="T5">Novamente, voltando para o console do Eclipse, podemos analisar o SQL gerado. Agora aparecem também os </text:span><text:span text:style-name="Emphasis"><text:span text:style-name="T5">inserts</text:span></text:span><text:span text:style-name="T5"> gerados pelo JPA. Ótimo, o JPA está configurado e utilizado corretamente.</text:span></text:p>
      <text:h text:style-name="P16" text:outline-level="2">Transação JTA</text:h>
      <text:p text:style-name="P5">Já conseguimos manipular os dados no banco através da nossa aplicação. Mas, como isso funcionou já que em nenhum momento nos preocupamos com o gerenciamento de uma transação? Isso é importante pois o MySQL precisa ter uma transação para realmente gravar os dados. A resposta é que o EJB Container automaticamente abriu e consolidou a transação sem ser necessário deixar isso explicito no código. Mais um serviço disponível para os EJBs!</text:p>
      <text:p text:style-name="P4"><text:span text:style-name="T5">Isso é bem diferente caso utilizemos o JPA fora de um EJB Container. Nesse caso seria necessário gerenciar a transação na mão, ou seja, usando os método </text:span><text:span text:style-name="Source_20_Text"><text:span text:style-name="T6">begin()</text:span></text:span><text:span text:style-name="T5"> e </text:span><text:span text:style-name="Source_20_Text"><text:span text:style-name="T6">rollback()</text:span></text:span><text:span text:style-name="T5">. Podemos testar isso rapidamente, basta tentar usar o método </text:span><text:span text:style-name="Source_20_Text"><text:span text:style-name="T6">getTransaction()</text:span></text:span><text:span text:style-name="T5"> de </text:span><text:span text:style-name="Source_20_Text"><text:span text:style-name="T6">EntityManager</text:span></text:span><text:span text:style-name="T5"> para chamar </text:span><text:span text:style-name="Source_20_Text"><text:span text:style-name="T6">begin()</text:span></text:span><text:span text:style-name="T5"> e </text:span><text:span text:style-name="Source_20_Text"><text:span text:style-name="T6">commit()</text:span></text:span><text:span text:style-name="T5">:</text:span></text:p>
      <text:p text:style-name="P13"><text:span text:style-name="Source_20_Text"><text:span text:style-name="T24">//é ilegal chamar getTransaction() dentro do EJB Container</text:span></text:span></text:p>
      <text:p text:style-name="P13"><text:span text:style-name="Source_20_Text"><text:span text:style-name="T8">manager</text:span></text:span><text:span text:style-name="Source_20_Text"><text:span text:style-name="T22">.</text:span></text:span><text:span text:style-name="Source_20_Text"><text:span text:style-name="T8">getTransaction</text:span></text:span><text:span text:style-name="Source_20_Text"><text:span text:style-name="T22">().</text:span></text:span><text:span text:style-name="Source_20_Text"><text:span text:style-name="T20">begin</text:span></text:span><text:span text:style-name="Source_20_Text"><text:span text:style-name="T22">();</text:span></text:span></text:p>
      <text:p text:style-name="P13"><text:span text:style-name="Source_20_Text"><text:span text:style-name="T8">manager</text:span></text:span><text:span text:style-name="Source_20_Text"><text:span text:style-name="T22">.</text:span></text:span><text:span text:style-name="Source_20_Text"><text:span text:style-name="T8">persist</text:span></text:span><text:span text:style-name="Source_20_Text"><text:span text:style-name="T22">(</text:span></text:span><text:span text:style-name="Source_20_Text"><text:span text:style-name="T8">autor</text:span></text:span><text:span text:style-name="Source_20_Text"><text:span text:style-name="T22">);</text:span></text:span></text:p>
      <text:p text:style-name="P13"><text:span text:style-name="Source_20_Text"><text:span text:style-name="T8">manager</text:span></text:span><text:span text:style-name="Source_20_Text"><text:span text:style-name="T22">.</text:span></text:span><text:span text:style-name="Source_20_Text"><text:span text:style-name="T8">getTransaction</text:span></text:span><text:span text:style-name="Source_20_Text"><text:span text:style-name="T22">().</text:span></text:span><text:span text:style-name="Source_20_Text"><text:span text:style-name="T8">commit</text:span></text:span><text:span text:style-name="Source_20_Text"><text:span text:style-name="T22">();</text:span></text:span></text:p>
      <text:p text:style-name="P4"><text:span text:style-name="T5">Vamos testar esse código uma vez e reiniciar o servidor JBoss. Após o login, navegamos para página de cadastro dos autores. Ao salvar um autor, aparece no console do Eclipse uma exceção. Repare que a mensagem da exceção deixa bem claro que não podemos utilizar o método </text:span><text:span text:style-name="Source_20_Text"><text:span text:style-name="T6">getTransaction()</text:span></text:span><text:span text:style-name="T5">.</text:span></text:p>
      <text:p text:style-name="P4"><text:span text:style-name="T5">Então, como e qual transação devemos utilizar? No final já tem alguma transação rodando! Um dica está no </text:span><text:span text:style-name="Source_20_Text"><text:span text:style-name="T6">persistence.xml</text:span></text:span><text:span text:style-name="T5">. Ao abrir e revisar a declaração do endereço do </text:span><text:span text:style-name="Emphasis"><text:span text:style-name="T5">data-source</text:span></text:span><text:span text:style-name="T5">, podemos ver o </text:span><text:soft-page-break/><text:span text:style-name="T5">elemento </text:span><text:span text:style-name="Emphasis"><text:span text:style-name="T5">jta</text:span></text:span><text:span text:style-name="T5">-data-source. </text:span><text:span text:style-name="Emphasis"><text:span text:style-name="T5">JTA</text:span></text:span><text:span text:style-name="T5"> significa </text:span><text:span text:style-name="Emphasis"><text:span text:style-name="T5">Java Transaction API</text:span></text:span><text:span text:style-name="T5"> que é um padrão JavaEE que se preocupe com o gerenciamento da transação dentro de um servidor JavaEE. Para ser mais correto, o JTA é coordenador de transação e é ele quem vai coordenar a transação do JPA.</text:span></text:p>
      <text:p text:style-name="P4"><text:span text:style-name="T5">Antes de continuar e aprender mais sobre JTA, vamos apagar as chamadas do </text:span><text:span text:style-name="Source_20_Text"><text:span text:style-name="T6">getTransaction()</text:span></text:span><text:span text:style-name="T5">dentro do DAO.</text:span></text:p>
      <text:h text:style-name="P16" text:outline-level="2">Gerenciamento da transação com JTA</text:h>
      <text:p text:style-name="P4"><text:span text:style-name="T5">O JTA, então, é a forma padrão de gerenciar a transação dentro do servidor JavaEE e já funciona sem nenhuma configuração. Este padrão se chama </text:span><text:span text:style-name="Emphasis"><text:span text:style-name="T5">CONTAINER MANAGED TRANSACTION</text:span></text:span><text:span text:style-name="T5"> (CMT).</text:span></text:p>
      <text:p text:style-name="P4"><text:span text:style-name="T5">Podemos deixar a nossa intenção explicita e configurar o gerenciamento pelo container. Para tal existe a anotação </text:span><text:span text:style-name="Source_20_Text"><text:span text:style-name="T6">@TransactionManagement</text:span></text:span><text:span text:style-name="T5"> que define o tipo de gerenciamento da transação, no nosso caso </text:span><text:span text:style-name="Emphasis"><text:span text:style-name="T5">CONTAINER</text:span></text:span><text:span text:style-name="T5">:</text:span></text:p>
      <text:p text:style-name="P13"><text:span text:style-name="Source_20_Text"><text:span text:style-name="T25">@Stateless</text:span></text:span></text:p>
      <text:p text:style-name="P13"><text:span text:style-name="Source_20_Text"><text:span text:style-name="T25">@TransactionManagement</text:span></text:span><text:span text:style-name="Source_20_Text"><text:span text:style-name="T22">(</text:span></text:span><text:span text:style-name="Source_20_Text"><text:span text:style-name="T21">TransactionManagementType</text:span></text:span><text:span text:style-name="Source_20_Text"><text:span text:style-name="T22">.</text:span></text:span><text:span text:style-name="Source_20_Text"><text:span text:style-name="T8">CONTAINER</text:span></text:span><text:span text:style-name="Source_20_Text"><text:span text:style-name="T22">)</text:span></text:span><text:span text:style-name="Source_20_Text"><text:span text:style-name="T8"> </text:span></text:span><text:span text:style-name="Source_20_Text"><text:span text:style-name="T24">//opcional</text:span></text:span></text:p>
      <text:p text:style-name="P13"><text:span text:style-name="Source_20_Text"><text:span text:style-name="T20">public</text:span></text:span><text:span text:style-name="Source_20_Text"><text:span text:style-name="T8"> </text:span></text:span><text:span text:style-name="Source_20_Text"><text:span text:style-name="T20">class</text:span></text:span><text:span text:style-name="Source_20_Text"><text:span text:style-name="T8"> </text:span></text:span><text:span text:style-name="Source_20_Text"><text:span text:style-name="T21">AutorDao</text:span></text:span><text:span text:style-name="Source_20_Text"><text:span text:style-name="T8"> </text:span></text:span><text:span text:style-name="Source_20_Text"><text:span text:style-name="T22">{</text:span></text:span></text:p>
      <text:p text:style-name="P4"><text:span text:style-name="T5">Essa configuração é totalmente opcional e serve apenas para fins didáticos. Igualmente, podemos deixar explicito o padrão da configuração (</text:span><text:span text:style-name="Emphasis"><text:span text:style-name="T5">atributo</text:span></text:span><text:span text:style-name="T5">) para cada método. Para isso existe a anotação </text:span><text:span text:style-name="Source_20_Text"><text:span text:style-name="T6">@TransactionAttribute</text:span></text:span><text:span text:style-name="T5">:</text:span></text:p>
      <text:p text:style-name="P13"><text:span text:style-name="Source_20_Text"><text:span text:style-name="T25">@TransactionAttribute</text:span></text:span><text:span text:style-name="Source_20_Text"><text:span text:style-name="T22">(</text:span></text:span><text:span text:style-name="Source_20_Text"><text:span text:style-name="T21">TransactionAttributeType</text:span></text:span><text:span text:style-name="Source_20_Text"><text:span text:style-name="T22">.</text:span></text:span><text:span text:style-name="Source_20_Text"><text:span text:style-name="T8">REQUIRED</text:span></text:span><text:span text:style-name="Source_20_Text"><text:span text:style-name="T22">)</text:span></text:span><text:span text:style-name="Source_20_Text"><text:span text:style-name="T8"> </text:span></text:span><text:span text:style-name="Source_20_Text"><text:span text:style-name="T24">//opcional</text:span></text:span></text:p>
      <text:p text:style-name="P13"><text:span text:style-name="Source_20_Text"><text:span text:style-name="T20">public</text:span></text:span><text:span text:style-name="Source_20_Text"><text:span text:style-name="T8"> </text:span></text:span><text:span text:style-name="Source_20_Text"><text:span text:style-name="T20">void</text:span></text:span><text:span text:style-name="Source_20_Text"><text:span text:style-name="T8"> salva</text:span></text:span><text:span text:style-name="Source_20_Text"><text:span text:style-name="T22">(</text:span></text:span><text:span text:style-name="Source_20_Text"><text:span text:style-name="T21">Autor</text:span></text:span><text:span text:style-name="Source_20_Text"><text:span text:style-name="T8"> autor</text:span></text:span><text:span text:style-name="Source_20_Text"><text:span text:style-name="T22">)</text:span></text:span><text:span text:style-name="Source_20_Text"><text:span text:style-name="T8"> </text:span></text:span><text:span text:style-name="Source_20_Text"><text:span text:style-name="T22">{</text:span></text:span></text:p>
      <text:p text:style-name="P4"><text:span text:style-name="Emphasis"><text:span text:style-name="T5">REQUIRED</text:span></text:span><text:span text:style-name="T5"> significa que o JTA garante uma transação rodando quando o método é chamado. Se não tiver nenhuma transação, uma nova é aberta. Caso já tenha uma rodando, a atual será utilizada. De qualquer forma, sempre é preciso ter uma transação (</text:span><text:span text:style-name="Emphasis"><text:span text:style-name="T5">REQUIRED</text:span></text:span><text:span text:style-name="T5">).</text:span></text:p>
      <text:p text:style-name="P18"><text:soft-page-break/><draw:frame draw:style-name="fr2" draw:name="Figura1" text:anchor-type="as-char" svg:width="1.997cm" svg:height="0.998cm" draw:z-index="0"><draw:image xlink:href="https://s3.amazonaws.com/caelum-online-public/ejb/ejb-cap4-tx-required.png" xlink:type="simple" xlink:show="embed" xlink:actuate="onLoad"/></draw:frame></text:p>
      <text:p text:style-name="P4"><text:span text:style-name="T5">É importante ressaltar que o tipo de gerenciamento </text:span><text:span text:style-name="Source_20_Text"><text:span text:style-name="T6">CONTAINER</text:span></text:span><text:span text:style-name="T5"> e o atributo </text:span><text:span text:style-name="Source_20_Text"><text:span text:style-name="T6">REQUIRED</text:span></text:span><text:span text:style-name="T5"> já é o padrão adotado para um Session Bean, então não é necessário configurar. Ou seja, ao testar e republicar a aplicação, tudo deve continuar funcionando. Vamos acessar a aplicação e fazer um teste. Após login, podemos cadastrar um autor sem problemas. Ótimo.</text:span></text:p>
      <text:h text:style-name="P16" text:outline-level="2">TransactionAttribute</text:h>
      <text:p text:style-name="P4"><text:span text:style-name="T5">Através da anotação </text:span><text:span text:style-name="Source_20_Text"><text:span text:style-name="T6">@TransactionAttribute</text:span></text:span><text:span text:style-name="T5">, temos acesso a outras configurações. A primeira a testar é o </text:span><text:span text:style-name="Emphasis"><text:span text:style-name="T5">MANDATORY</text:span></text:span><text:span text:style-name="T5">. </text:span><text:span text:style-name="Source_20_Text"><text:span text:style-name="T6">MANDATORY</text:span></text:span><text:span text:style-name="T5"> significa obrigatório. Nesse caso, o container verifica se já existe uma transação rodando, caso contrário, joga uma exceção. Ou seja, quem faz a chamada deve abrir uma transação.</text:span></text:p>
      <text:p text:style-name="P4"><text:span text:style-name="T5">Vamos testar isso. Depois de ter republicado a aplicação pelo Eclipse, podemos acessar a interface web. Após login, vamos diretamente para o cadastro de autores. No entanto, ao cadastrar um autor, recebemos uma exceção. No console do Eclipse aparece o nome e a mensagem da exceção. Nesse caso foi lançado um </text:span><text:span text:style-name="Source_20_Text"><text:span text:style-name="T6">EJBTransactionRequiredException</text:span></text:span><text:span text:style-name="T5">.</text:span></text:p>
      <text:p text:style-name="P4"><text:span text:style-name="T5">Então, quando e como devemos utilizar o </text:span><text:span text:style-name="Source_20_Text"><text:span text:style-name="T6">MANDATORY</text:span></text:span><text:span text:style-name="T5">?</text:span></text:p>
      <text:p text:style-name="P5">Normalmente, os DAOs não são o lugar ideal para abrir uma nova transação. Ao usar um DAO é preciso ter uma transação rodando. Quem faz a chamada precisa se preocupar com isso e abrir uma transação para o DAO funcionar.</text:p>
      <text:h text:style-name="P16" text:outline-level="2"><text:soft-page-break/>Serviços como Transaction boundary</text:h>
      <text:p text:style-name="P4"><text:span text:style-name="T5">Repare que na nossa aplicação são os BEANs que usam os DAOs, por exemplo o </text:span><text:span text:style-name="Source_20_Text"><text:span text:style-name="T6">AutorBean</text:span></text:span><text:span text:style-name="T5">. O problema aqui é que os BEANs não são EJBs (não são Session Beans) e por isso não têm acesso ao JTA.</text:span></text:p>
      <text:p text:style-name="P18"><draw:frame draw:style-name="fr2" draw:name="Figura2" text:anchor-type="as-char" svg:width="1.997cm" svg:height="0.998cm" draw:z-index="1"><draw:image xlink:href="https://s3.amazonaws.com/caelum-online-public/ejb/ejb-cap4-tx-sem-jta.png" xlink:type="simple" xlink:show="embed" xlink:actuate="onLoad"/></draw:frame></text:p>
      <text:p text:style-name="P4"><text:span text:style-name="T5">Para resolver isso vamos criar uma classe intermediária, uma classe </text:span><text:span text:style-name="Source_20_Text"><text:span text:style-name="T6">AutorService</text:span></text:span><text:span text:style-name="T5"> que fica entre os Beans e os DAOs. A classe </text:span><text:span text:style-name="Source_20_Text"><text:span text:style-name="T6">AutorService</text:span></text:span><text:span text:style-name="T5"> também será um Session Bean e responsável por abrir uma nova transação. É ela quem recebe um </text:span><text:span text:style-name="Source_20_Text"><text:span text:style-name="T6">AutorDao</text:span></text:span><text:span text:style-name="T5"> injetado e delega a chamada:</text:span></text:p>
      <text:p text:style-name="P18"><draw:frame draw:style-name="fr2" draw:name="Figura3" text:anchor-type="as-char" svg:width="1.997cm" svg:height="0.998cm" draw:z-index="2"><draw:image xlink:href="https://s3.amazonaws.com/caelum-online-public/ejb/ejb-cap4-mandatory.png" xlink:type="simple" xlink:show="embed" xlink:actuate="onLoad"/></draw:frame></text:p>
      <text:p text:style-name="P4"><text:span text:style-name="T5">Na classe </text:span><text:span text:style-name="Source_20_Text"><text:span text:style-name="T6">AutorService</text:span></text:span><text:span text:style-name="T5">, vamos primeiro injetar o </text:span><text:span text:style-name="Source_20_Text"><text:span text:style-name="T6">AutorDao</text:span></text:span><text:span text:style-name="T5">::</text:span></text:p>
      <text:p text:style-name="P13"><text:span text:style-name="Source_20_Text"><text:span text:style-name="T25">@Stateless</text:span></text:span></text:p>
      <text:p text:style-name="P13"><text:span text:style-name="Source_20_Text"><text:span text:style-name="T20">public</text:span></text:span><text:span text:style-name="Source_20_Text"><text:span text:style-name="T8"> </text:span></text:span><text:span text:style-name="Source_20_Text"><text:span text:style-name="T20">class</text:span></text:span><text:span text:style-name="Source_20_Text"><text:span text:style-name="T8"> </text:span></text:span><text:span text:style-name="Source_20_Text"><text:span text:style-name="T21">AutorService</text:span></text:span><text:span text:style-name="Source_20_Text"><text:span text:style-name="T8"> </text:span></text:span><text:span text:style-name="Source_20_Text"><text:span text:style-name="T22">{</text:span></text:span></text:p>
      <text:p text:style-name="P19"/>
      <text:p text:style-name="P13"><text:span text:style-name="Source_20_Text"><text:span text:style-name="T9"><text:s text:c="4"/></text:span></text:span><text:span text:style-name="Source_20_Text"><text:span text:style-name="T25">@Inject</text:span></text:span><text:span text:style-name="Source_20_Text"><text:span text:style-name="T8"> </text:span></text:span><text:span text:style-name="Source_20_Text"><text:span text:style-name="T21">AutorDao</text:span></text:span><text:span text:style-name="Source_20_Text"><text:span text:style-name="T8"> dao</text:span></text:span><text:span text:style-name="Source_20_Text"><text:span text:style-name="T22">;</text:span></text:span></text:p>
      <text:p text:style-name="P4"><text:span text:style-name="T5">O método </text:span><text:span text:style-name="Source_20_Text"><text:span text:style-name="T6">adiciona(..)</text:span></text:span><text:span text:style-name="T5"> recebe um autor e delega a chamada para o DAO:</text:span></text:p>
      <text:p text:style-name="P13"><text:span text:style-name="Source_20_Text"><text:span text:style-name="T20">public</text:span></text:span><text:span text:style-name="Source_20_Text"><text:span text:style-name="T8"> </text:span></text:span><text:span text:style-name="Source_20_Text"><text:span text:style-name="T20">void</text:span></text:span><text:span text:style-name="Source_20_Text"><text:span text:style-name="T8"> adiciona</text:span></text:span><text:span text:style-name="Source_20_Text"><text:span text:style-name="T22">(</text:span></text:span><text:span text:style-name="Source_20_Text"><text:span text:style-name="T21">Autor</text:span></text:span><text:span text:style-name="Source_20_Text"><text:span text:style-name="T8"> autor</text:span></text:span><text:span text:style-name="Source_20_Text"><text:span text:style-name="T22">)</text:span></text:span><text:span text:style-name="Source_20_Text"><text:span text:style-name="T8"> </text:span></text:span><text:span text:style-name="Source_20_Text"><text:span text:style-name="T22">{</text:span></text:span></text:p>
      <text:p text:style-name="P13"><text:span text:style-name="Source_20_Text"><text:span text:style-name="T9"><text:s text:c="4"/></text:span></text:span><text:span text:style-name="Source_20_Text"><text:span text:style-name="T8">dao</text:span></text:span><text:span text:style-name="Source_20_Text"><text:span text:style-name="T22">.</text:span></text:span><text:span text:style-name="Source_20_Text"><text:span text:style-name="T8">salva</text:span></text:span><text:span text:style-name="Source_20_Text"><text:span text:style-name="T22">(</text:span></text:span><text:span text:style-name="Source_20_Text"><text:span text:style-name="T8">autor</text:span></text:span><text:span text:style-name="Source_20_Text"><text:span text:style-name="T22">);</text:span></text:span></text:p>
      <text:p text:style-name="P13"><text:span text:style-name="Source_20_Text"><text:span text:style-name="T22">}</text:span></text:span></text:p>
      <text:p text:style-name="P4"><text:span text:style-name="T5">Nesse método poderiam ficar mais regras ou chamadas de regras de negócios. É muito comum ter essa divisão de responsabilidade entre bean, serviço e DAO em um projeto real. O bean possui muito código relacionado ao JSF (</text:span><text:span text:style-name="Emphasis"><text:span text:style-name="T5">view</text:span></text:span><text:span text:style-name="T5">), o serviço é o controlador na regra de negócio e o DAO possui o código de infraestrutura.</text:span></text:p>
      <text:p text:style-name="P18"><draw:frame draw:style-name="fr2" draw:name="Figura4" text:anchor-type="as-char" svg:width="1.997cm" svg:height="0.998cm" draw:z-index="3"><draw:image xlink:href="https://s3.amazonaws.com/caelum-online-public/ejb/ejb-cap4-layered.png" xlink:type="simple" xlink:show="embed" xlink:actuate="onLoad"/></draw:frame></text:p>
      <text:p text:style-name="P4"><text:span text:style-name="T5">Por fim, falta refatorar a classe </text:span><text:span text:style-name="Source_20_Text"><text:span text:style-name="T6">AutorBean</text:span></text:span><text:span text:style-name="T5">, pois ela usa ainda </text:span><text:span text:style-name="Source_20_Text"><text:span text:style-name="T6">AutorDao</text:span></text:span><text:span text:style-name="T5">. Vamos injetar o </text:span><text:span text:style-name="Source_20_Text"><text:span text:style-name="T6">AutorService</text:span></text:span><text:span text:style-name="T5"> e renomear a </text:span><text:soft-page-break/><text:span text:style-name="T5">variável </text:span><text:span text:style-name="Emphasis"><text:span text:style-name="T5">dao</text:span></text:span><text:span text:style-name="T5">. Vamos também gerar o método </text:span><text:span text:style-name="Source_20_Text"><text:span text:style-name="T6">todosAutores()</text:span></text:span><text:span text:style-name="T5"> que faz apenas a delegação para o DAO.</text:span></text:p>
      <text:p text:style-name="P4"><text:span text:style-name="T5">Como já falamos, o padrão </text:span><text:span text:style-name="Source_20_Text"><text:span text:style-name="T6">TransactionAttribute</text:span></text:span><text:span text:style-name="T5"> é </text:span><text:span text:style-name="Source_20_Text"><text:span text:style-name="T6">REQUIRED</text:span></text:span><text:span text:style-name="T5">, ou seja, ao chamar o método </text:span><text:span text:style-name="Source_20_Text"><text:span text:style-name="T6">adiciona(..)</text:span></text:span><text:span text:style-name="T5"> será aberta, automaticamente, uma nova transação.</text:span></text:p>
      <text:p text:style-name="P5">Revisando, o bean recebe a chamada da tela, delega para o serviço que abre a transação e delega para o DAO.</text:p>
      <text:p text:style-name="P4"><text:span text:style-name="T5">Vamos atualizar a aplicação e testar pela interface web. Depois de ter passado pelo login, vamos tentar cadastrar mais um autor. Ao cadastrar, nenhuma exceção foi lançada e o autor aparece na tabela. Dessa vez, o </text:span><text:span text:style-name="Source_20_Text"><text:span text:style-name="T6">AutorDao</text:span></text:span><text:span text:style-name="T5"> foi chamado dentro de uma transação existente. Ótimo.</text:span></text:p>
      <text:h text:style-name="P16" text:outline-level="2">Outros atributos</text:h>
      <text:p text:style-name="P4"><text:span text:style-name="T5">Além do </text:span><text:span text:style-name="Source_20_Text"><text:span text:style-name="T6">REQUIRED</text:span></text:span><text:span text:style-name="T5"> e </text:span><text:span text:style-name="Source_20_Text"><text:span text:style-name="T6">MANDATORY</text:span></text:span><text:span text:style-name="T5">, há outros atributos disponíveis. O </text:span><text:span text:style-name="Source_20_Text"><text:span text:style-name="T6">REQUIRES_NEW</text:span></text:span><text:span text:style-name="T5"> indica que sempre deve ter uma nova transação rodando. Caso já exista, a transação atual será suspensa para abrir uma nova. Caso não tenha nenhuma rodando, será criada uma nova transação.</text:span></text:p>
      <text:p text:style-name="P4"><text:span text:style-name="T5">Outro atributo </text:span><text:span text:style-name="Source_20_Text"><text:span text:style-name="T6">NEVER</text:span></text:span><text:span text:style-name="T5"> é quem indica que jamais deve haver uma transação em execução. Isso pode ser útil para métodos que obrigatoriamente devem ser executados sem contexto transacional. Vamos testar isso uma vez para mostrar o funcionamento. Novamente vamos publicar e acessar a aplicação. Ao cadastrar o autor, recebemos uma exceção. A mensagem deixa claro que a configuração do </text:span><text:span text:style-name="Source_20_Text"><text:span text:style-name="T6">TransactionAttributeType</text:span></text:span><text:span text:style-name="T5"> não permite a chamada dentro da transação.</text:span></text:p>
      <text:p text:style-name="P4"><text:span text:style-name="T5">Além disso, existem outros atributos como </text:span><text:span text:style-name="Source_20_Text"><text:span text:style-name="T6">SUPPORTS</text:span></text:span><text:span text:style-name="T5"> e </text:span><text:span text:style-name="Source_20_Text"><text:span text:style-name="T6">NOT_SUPPORTED</text:span></text:span><text:span text:style-name="T5"> que veremos nos exercícios.</text:span></text:p>
      <text:h text:style-name="P16" text:outline-level="2"><text:soft-page-break/>Gerenciamento da transação programaticamente</text:h>
      <text:p text:style-name="P4"><text:span text:style-name="T5">O gerenciamento da transação pelo container é uma das vantagens do EJB e sempre deve ser a maneira preferida de se trabalhar. Contudo existe uma outra forma, parecida com aquela mostrada baseado no </text:span><text:span text:style-name="Source_20_Text"><text:span text:style-name="T6">EntityManager</text:span></text:span><text:span text:style-name="T5">. Essa forma permite o controle programaticamente, chamando </text:span><text:span text:style-name="Emphasis"><text:span text:style-name="T5">begin()</text:span></text:span><text:span text:style-name="T5">ou </text:span><text:span text:style-name="Emphasis"><text:span text:style-name="T5">commit</text:span></text:span><text:span text:style-name="T5">() na mão.</text:span></text:p>
      <text:p text:style-name="P4"><text:span text:style-name="T5">Para o EJB Container </text:span><text:span text:style-name="Emphasis"><text:span text:style-name="T5">aceitar</text:span></text:span><text:span text:style-name="T5"> o gerenciamento da transação programaticamente, é preciso reconfigurar o padrão. Ou seja, ao invés de usar </text:span><text:span text:style-name="Emphasis"><text:span text:style-name="T5">CONTAINER</text:span></text:span><text:span text:style-name="T5"> na anotação </text:span><text:span text:style-name="Source_20_Text"><text:span text:style-name="T6">TransactionManagement</text:span></text:span><text:span text:style-name="T5">usaremos </text:span><text:span text:style-name="Source_20_Text"><text:span text:style-name="T6">BEAN</text:span></text:span><text:span text:style-name="T5">, porque o Session Bean vai gerenciar a transação (também é chamado </text:span><text:span text:style-name="Emphasis"><text:span text:style-name="T5">BEAN MANAGED TRANSACTION</text:span></text:span><text:span text:style-name="T5">). Assim também podemos apagar a anotação </text:span><text:span text:style-name="Source_20_Text"><text:span text:style-name="T6">@TransactionAttribute</text:span></text:span><text:span text:style-name="T5">que não faz mais sentido.</text:span></text:p>
      <text:p text:style-name="P4"><text:span text:style-name="T5">Para realmente gerenciar a transação, é preciso injetar um objeto com este papel. Para este propósito existe a interface </text:span><text:span text:style-name="Source_20_Text"><text:span text:style-name="T6">UserTransaction</text:span></text:span><text:span text:style-name="T5"> do JTA. Basta injetar o objeto através da anotação </text:span><text:span text:style-name="Source_20_Text"><text:span text:style-name="T6">@Inject</text:span></text:span><text:span text:style-name="T5">:</text:span></text:p>
      <text:p text:style-name="P13"><text:span text:style-name="Source_20_Text"><text:span text:style-name="T25">@Inject</text:span></text:span><text:span text:style-name="Source_20_Text"><text:span text:style-name="T8"> </text:span></text:span><text:span text:style-name="Source_20_Text"><text:span text:style-name="T21">UserTransaction</text:span></text:span><text:span text:style-name="Source_20_Text"><text:span text:style-name="T8"> tx</text:span></text:span><text:span text:style-name="Source_20_Text"><text:span text:style-name="T22">;</text:span></text:span></text:p>
      <text:p text:style-name="P4"><text:span text:style-name="Source_20_Text"><text:span text:style-name="T6">UserTransaction</text:span></text:span><text:span text:style-name="T5"> possui os métodos clássicos relacionados com o gerenciamento da transação como </text:span><text:span text:style-name="Source_20_Text"><text:span text:style-name="T6">begin()</text:span></text:span><text:span text:style-name="T5">, </text:span><text:span text:style-name="Source_20_Text"><text:span text:style-name="T6">commit()</text:span></text:span><text:span text:style-name="T5"> e </text:span><text:span text:style-name="Source_20_Text"><text:span text:style-name="T6">rollback()</text:span></text:span><text:span text:style-name="T5">. O problema é que exige um tratamento excessivo de exceções </text:span><text:span text:style-name="Emphasis"><text:span text:style-name="T5">checked</text:span></text:span><text:span text:style-name="T5"> que poluem muito o código.</text:span></text:p>
      <text:p text:style-name="P4"><text:span text:style-name="T5">Vamos colocar as chamadas dos métodos </text:span><text:span text:style-name="Source_20_Text"><text:span text:style-name="T6">begin()</text:span></text:span><text:span text:style-name="T5"> e </text:span><text:span text:style-name="Source_20_Text"><text:span text:style-name="T6">commit()</text:span></text:span><text:span text:style-name="T5"> dentro de um </text:span><text:span text:style-name="Emphasis"><text:span text:style-name="T5">try-catch</text:span></text:span><text:span text:style-name="T5">. O Eclipse ajuda nessa tarefa e gera automaticamente o bloco de tratamento. No nosso exemplo, para simplificar o entendimento, vamos capturar qualquer exceção, ou seja, </text:span><text:span text:style-name="Emphasis"><text:span text:style-name="T5">fazer um</text:span></text:span><text:span text:style-name="Source_20_Text"><text:span text:style-name="T6">catch(Exception)</text:span></text:span><text:span text:style-name="T5">:</text:span></text:p>
      <text:p text:style-name="P13"><text:span text:style-name="Source_20_Text"><text:span text:style-name="T20">public</text:span></text:span><text:span text:style-name="Source_20_Text"><text:span text:style-name="T8"> </text:span></text:span><text:span text:style-name="Source_20_Text"><text:span text:style-name="T20">void</text:span></text:span><text:span text:style-name="Source_20_Text"><text:span text:style-name="T8"> salva</text:span></text:span><text:span text:style-name="Source_20_Text"><text:span text:style-name="T22">(</text:span></text:span><text:span text:style-name="Source_20_Text"><text:span text:style-name="T21">Autor</text:span></text:span><text:span text:style-name="Source_20_Text"><text:span text:style-name="T8"> autor</text:span></text:span><text:span text:style-name="Source_20_Text"><text:span text:style-name="T22">)</text:span></text:span><text:span text:style-name="Source_20_Text"><text:span text:style-name="T8"> </text:span></text:span><text:span text:style-name="Source_20_Text"><text:span text:style-name="T22">{</text:span></text:span></text:p>
      <text:p text:style-name="P19"/>
      <text:p text:style-name="P13"><text:span text:style-name="Source_20_Text"><text:span text:style-name="T9"><text:s text:c="4"/></text:span></text:span><text:span text:style-name="Source_20_Text"><text:span text:style-name="T24">//...</text:span></text:span></text:p>
      <text:p text:style-name="P13"><text:span text:style-name="Source_20_Text"><text:span text:style-name="T9"><text:s text:c="4"/></text:span></text:span><text:span text:style-name="Source_20_Text"><text:span text:style-name="T20">try</text:span></text:span><text:span text:style-name="Source_20_Text"><text:span text:style-name="T8"> </text:span></text:span><text:span text:style-name="Source_20_Text"><text:span text:style-name="T22">{</text:span></text:span></text:p>
      <text:p text:style-name="P13"><text:span text:style-name="Source_20_Text"><text:span text:style-name="T9"><text:s text:c="8"/></text:span></text:span><text:span text:style-name="Source_20_Text"><text:span text:style-name="T8">tx</text:span></text:span><text:span text:style-name="Source_20_Text"><text:span text:style-name="T22">.</text:span></text:span><text:span text:style-name="Source_20_Text"><text:span text:style-name="T20">begin</text:span></text:span><text:span text:style-name="Source_20_Text"><text:span text:style-name="T22">();</text:span></text:span></text:p>
      <text:p text:style-name="P13"><text:soft-page-break/><text:span text:style-name="Source_20_Text"><text:span text:style-name="T9"><text:s text:c="8"/></text:span></text:span><text:span text:style-name="Source_20_Text"><text:span text:style-name="T8">manager</text:span></text:span><text:span text:style-name="Source_20_Text"><text:span text:style-name="T22">.</text:span></text:span><text:span text:style-name="Source_20_Text"><text:span text:style-name="T8">persist</text:span></text:span><text:span text:style-name="Source_20_Text"><text:span text:style-name="T22">(</text:span></text:span><text:span text:style-name="Source_20_Text"><text:span text:style-name="T8">autor</text:span></text:span><text:span text:style-name="Source_20_Text"><text:span text:style-name="T22">);</text:span></text:span></text:p>
      <text:p text:style-name="P13"><text:span text:style-name="Source_20_Text"><text:span text:style-name="T9"><text:s text:c="8"/></text:span></text:span><text:span text:style-name="Source_20_Text"><text:span text:style-name="T8">tx</text:span></text:span><text:span text:style-name="Source_20_Text"><text:span text:style-name="T22">.</text:span></text:span><text:span text:style-name="Source_20_Text"><text:span text:style-name="T8">commit</text:span></text:span><text:span text:style-name="Source_20_Text"><text:span text:style-name="T22">();</text:span></text:span></text:p>
      <text:p text:style-name="P13"><text:span text:style-name="Source_20_Text"><text:span text:style-name="T9"><text:s text:c="4"/></text:span></text:span><text:span text:style-name="Source_20_Text"><text:span text:style-name="T22">}</text:span></text:span><text:span text:style-name="Source_20_Text"><text:span text:style-name="T20">catch</text:span></text:span><text:span text:style-name="Source_20_Text"><text:span text:style-name="T22">(</text:span></text:span><text:span text:style-name="Source_20_Text"><text:span text:style-name="T21">Exception</text:span></text:span><text:span text:style-name="Source_20_Text"><text:span text:style-name="T8"> e</text:span></text:span><text:span text:style-name="Source_20_Text"><text:span text:style-name="T22">)</text:span></text:span><text:span text:style-name="Source_20_Text"><text:span text:style-name="T8"> </text:span></text:span><text:span text:style-name="Source_20_Text"><text:span text:style-name="T22">{</text:span></text:span></text:p>
      <text:p text:style-name="P13"><text:span text:style-name="Source_20_Text"><text:span text:style-name="T9"><text:s text:c="8"/></text:span></text:span><text:span text:style-name="Source_20_Text"><text:span text:style-name="T8">e</text:span></text:span><text:span text:style-name="Source_20_Text"><text:span text:style-name="T22">.</text:span></text:span><text:span text:style-name="Source_20_Text"><text:span text:style-name="T8">printStackTrace</text:span></text:span><text:span text:style-name="Source_20_Text"><text:span text:style-name="T22">();</text:span></text:span></text:p>
      <text:p text:style-name="P13"><text:span text:style-name="Source_20_Text"><text:span text:style-name="T9"><text:s text:c="4"/></text:span></text:span><text:span text:style-name="Source_20_Text"><text:span text:style-name="T22">}</text:span></text:span></text:p>
      <text:p text:style-name="P13"><text:span text:style-name="Source_20_Text"><text:span text:style-name="T9"><text:s text:c="4"/></text:span></text:span><text:span text:style-name="Source_20_Text"><text:span text:style-name="T24">//...</text:span></text:span></text:p>
      <text:p text:style-name="P13"><text:span text:style-name="Source_20_Text"><text:span text:style-name="T22">}</text:span></text:span></text:p>
      <text:p text:style-name="P5">Falta testar a aplicação. Vamos publicar as alterações e acessar a aplicação pelo navegador. O objetivo é cadastrar mais um autor para ver se o gerenciamento da transação realmente continua funcionando. Ao inserir, o autor aparece na tabela, o que indica que foi cadastrado com sucesso.</text:p>
      <text:p text:style-name="P8"/>
      <text:h text:style-name="P37" text:outline-level="1">02 - Exercício 1</text:h>
      <text:p text:style-name="Standard"/>
      <text:p text:style-name="P21"><text:span text:style-name="Emphasis"><text:span text:style-name="T27">"O Java Transaction API é a forma padrão de gerenciar transações com bases de dados dentro do servidor Java EE e já funciona sem nenhuma configuração adicional."</text:span></text:span></text:p>
      <text:h text:style-name="P7" text:outline-level="2">Como chamamos esse padrão?</text:h>
      <text:p text:style-name="Standard"/>
      <text:p text:style-name="P1"><text:span text:style-name="T26">Este padrão se chama </text:span><text:span text:style-name="Emphasis"><text:span text:style-name="T7">CONTAINER MANAGED TRANSACTION</text:span></text:span><text:span text:style-name="T31"> </text:span><text:span text:style-name="T26">(</text:span><text:span text:style-name="Strong_20_Emphasis"><text:span text:style-name="T30">CMT</text:span></text:span><text:span text:style-name="T26">).</text:span></text:p>
      <text:p text:style-name="P22"/>
      <text:p text:style-name="P22"/>
      <text:p text:style-name="P22"/>
      <text:h text:style-name="P2" text:outline-level="1"><text:span text:style-name="T42">03</text:span><text:span text:style-name="T43"> - </text:span><text:span text:style-name="T42">Exercício 2</text:span></text:h>
      <text:p text:style-name="P28"/>
      <text:p text:style-name="P9"><text:span text:style-name="T12">Mesmo sabendo que não precisamos fazer nenhuma configuração adicional para gerenciar transações dentro do servidor </text:span><text:span text:style-name="Strong_20_Emphasis"><text:span text:style-name="T14">Java EE</text:span></text:span><text:span text:style-name="T12">, como faríamos para deixar essa configuração explícita?</text:span></text:p>
      <text:p text:style-name="P31"/>
      <text:p text:style-name="P9"><text:span text:style-name="T12">Bastaria utilizar a anotação </text:span><text:span text:style-name="Source_20_Text"><text:span text:style-name="T4">@TransactionManagement(...)</text:span></text:span><text:span text:style-name="T41"> </text:span><text:span text:style-name="T12">que define o tipo de gerenciamento da transação, no nosso caso </text:span><text:span text:style-name="Source_20_Text"><text:span text:style-name="T4">TransactionManagementType.CONTAINER</text:span></text:span><text:span text:style-name="T12">.</text:span></text:p>
      <text:p text:style-name="P22"/>
      <text:h text:style-name="P3" text:outline-level="1"><text:span text:style-name="T16">04</text:span><text:span text:style-name="T17"> - </text:span><text:span text:style-name="T16">Exercício 3</text:span></text:h>
      <text:p text:style-name="P22"/>
      <text:p text:style-name="P1"><text:span text:style-name="T26">Qual a principal diferença entre os atributos de transação </text:span><text:span text:style-name="Source_20_Text"><text:span text:style-name="T33">REQUIRED</text:span></text:span><text:span text:style-name="T26"> e </text:span><text:span text:style-name="Source_20_Text"><text:span text:style-name="T33">REQUIRES_NEW</text:span></text:span><text:span text:style-name="T26">?</text:span></text:p>
      <text:p text:style-name="P22"/>
      <text:p text:style-name="P12"><text:span text:style-name="T27">Utilizando tanto o atributo </text:span><text:span text:style-name="Source_20_Text"><text:span text:style-name="T29">REQUIRED</text:span></text:span><text:span text:style-name="T27"> quanto </text:span><text:span text:style-name="Source_20_Text"><text:span text:style-name="T29">REQUIRES_NEW</text:span></text:span><text:span text:style-name="T27">, o JTA garante uma transação rodando quando o método é chamado. Porém, a principal diferença está no fato de que, utilizando o atributo </text:span><text:span text:style-name="Source_20_Text"><text:span text:style-name="T29">REQUIRED</text:span></text:span><text:span text:style-name="T27">, caso já tenha uma transação rodando, ela será utilizada. Já no caso do atributo </text:span><text:span text:style-name="Source_20_Text"><text:span text:style-name="T29">REQUIRES_NEW</text:span></text:span><text:span text:style-name="T27">, caso já exista uma transação rodando, a transação atual será suspensa para abrir uma nova.</text:span></text:p>
      <text:p text:style-name="P32"/>
      <text:h text:style-name="P2" text:outline-level="1"><text:span text:style-name="T42">05</text:span><text:span text:style-name="T43"> - </text:span><text:span text:style-name="T42">Exercício 4</text:span></text:h>
      <text:p text:style-name="P29"/>
      <text:p text:style-name="P9"><text:span text:style-name="T18">O que aconteceria se um método do </text:span><text:span text:style-name="Emphasis"><text:span text:style-name="T19">Session Bean</text:span></text:span><text:span text:style-name="T18">, anotado com </text:span><text:span text:style-name="Source_20_Text"><text:span text:style-name="T44">@TransactionAttribute(TransactionAttributeType.MANDATORY)</text:span></text:span><text:span text:style-name="T18">, fosse acionado sem uma transação ativa?</text:span></text:p>
      <text:p text:style-name="P29"/>
      <text:p text:style-name="P11"><text:span text:style-name="T12">Nesse caso, o </text:span><text:span text:style-name="Emphasis"><text:span text:style-name="T15">container</text:span></text:span><text:span text:style-name="T42"> </text:span><text:span text:style-name="T12">verifica se já existe uma transação rodando, caso contrário, joga uma exceção de sistema e não executa o método. Ou seja, quem faz a chamada deve abrir uma transação.</text:span></text:p>
      <text:p text:style-name="P30"/>
      <text:h text:style-name="P39" text:outline-level="1">06 - Exercício 5</text:h>
      <text:p text:style-name="P30"/>
      <text:h text:style-name="P42" text:outline-level="2">Existem mais dois atributos dentro para definir o comportamento da transação:</text:h>
      <text:list xml:id="list4181685819666991021" text:style-name="L1">
        <text:list-item>
          <text:list>
            <text:list-item>
              <text:h text:style-name="P45" text:outline-level="2"><text:span text:style-name="Source_20_Text"><text:span text:style-name="T28">TransactionAttributeType.SUPPORTS</text:span></text:span></text:h>
            </text:list-item>
            <text:list-item>
              <text:h text:style-name="P45" text:outline-level="2"><text:span text:style-name="Source_20_Text"><text:span text:style-name="T28">TransactionAttributeType.NOT_SUPPORTED</text:span></text:span><text:span text:style-name="T26">.</text:span></text:h>
            </text:list-item>
          </text:list>
        </text:list-item>
      </text:list>
      <text:h text:style-name="P7" text:outline-level="2">Pesquise sobre eles para descobrir a diferen</text:h>
      <text:p text:style-name="P32"/>
      <text:p text:style-name="P12"><text:span text:style-name="T27">Reposta correta: Com o atributo configurado para </text:span><text:span text:style-name="Source_20_Text"><text:span text:style-name="T29">SUPPORTS</text:span></text:span><text:span text:style-name="T27">, o código será </text:span><text:span text:style-name="Strong_20_Emphasis"><text:span text:style-name="T27">executado com ou sem transação</text:span></text:span><text:span text:style-name="T27">. Já com </text:span><text:span text:style-name="Source_20_Text"><text:span text:style-name="T29">NOT_SUPPORTED</text:span></text:span><text:span text:style-name="T27"> o código </text:span><text:span text:style-name="Strong_20_Emphasis"><text:span text:style-name="T27">deverá ser executado sem transação</text:span></text:span><text:span text:style-name="T27">, caso alguma transação esteja aberta, ela será suspensa temporariamente até a execução do método acabar.</text:span></text:p>
      <text:p text:style-name="P15">São atributos menos utilizados mas fazem parte da especificação.</text:p>
      <text:p text:style-name="P32"><text:soft-page-break/></text:p>
      <text:h text:style-name="P38" text:outline-level="1">07 - Divisão de responsabilidades</text:h>
      <text:p text:style-name="P27"/>
      <text:h text:style-name="P43" text:outline-level="2">Vamos testar alguns tipos de gerenciamento de transações dentro de um servidor JEE?</text:h>
      <text:p text:style-name="P6"><text:span text:style-name="T26">1) Apenas com objetivos didáticos, abra a classe </text:span><text:span text:style-name="Source_20_Text"><text:span text:style-name="T28">AutorDao</text:span></text:span><text:span text:style-name="T26"> e anote-a com </text:span><text:span text:style-name="Source_20_Text"><text:span text:style-name="T28">@TransactionManagement(TransactionManagementType.CONTAINER)</text:span></text:span><text:span text:style-name="T26"> para definirmos explicitamente que quem controla nossas transações é o </text:span><text:span text:style-name="Emphasis"><text:span text:style-name="T27">container</text:span></text:span><text:span text:style-name="T26">.</text:span></text:p>
      <text:p text:style-name="P14"><text:span text:style-name="Source_20_Text"><text:span text:style-name="T32"><text:s text:c="4"/></text:span></text:span><text:span text:style-name="Source_20_Text"><text:span text:style-name="T35">@Stateless</text:span></text:span></text:p>
      <text:p text:style-name="P14"><text:span text:style-name="Source_20_Text"><text:span text:style-name="T32"><text:s text:c="4"/></text:span></text:span><text:span text:style-name="Source_20_Text"><text:span text:style-name="T35">@TransactionManagement</text:span></text:span><text:span text:style-name="Source_20_Text"><text:span text:style-name="T36">(</text:span></text:span><text:span text:style-name="Source_20_Text"><text:span text:style-name="T37">TransactionManagementType</text:span></text:span><text:span text:style-name="Source_20_Text"><text:span text:style-name="T36">.</text:span></text:span><text:span text:style-name="Source_20_Text"><text:span text:style-name="T34">CONTAINER</text:span></text:span><text:span text:style-name="Source_20_Text"><text:span text:style-name="T36">)</text:span></text:span><text:span text:style-name="Source_20_Text"><text:span text:style-name="T34"> <text:s/></text:span></text:span><text:span text:style-name="Source_20_Text"><text:span text:style-name="T38">// Opcional</text:span></text:span></text:p>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class</text:span></text:span><text:span text:style-name="Source_20_Text"><text:span text:style-name="T34"> </text:span></text:span><text:span text:style-name="Source_20_Text"><text:span text:style-name="T37">AutorDao</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6"><text:span text:style-name="T26">2) Ainda na classe </text:span><text:span text:style-name="Source_20_Text"><text:span text:style-name="T28">AutorDao</text:span></text:span><text:span text:style-name="T26"> vamos deixar explicito o padrão de configuração de transações para cada método. Faça isso anotando o método </text:span><text:span text:style-name="Source_20_Text"><text:span text:style-name="T28">salva()</text:span></text:span><text:span text:style-name="T26"> com </text:span><text:span text:style-name="Source_20_Text"><text:span text:style-name="T28">@TransactionAttribute(TransactionAttributeType.REQUIRED)</text:span></text:span><text:span text:style-name="T26">:</text:span></text:p>
      <text:p text:style-name="P14"><text:span text:style-name="Source_20_Text"><text:span text:style-name="T35">@TransactionAttribute</text:span></text:span><text:span text:style-name="Source_20_Text"><text:span text:style-name="T36">(</text:span></text:span><text:span text:style-name="Source_20_Text"><text:span text:style-name="T37">TransactionAttributeType</text:span></text:span><text:span text:style-name="Source_20_Text"><text:span text:style-name="T36">.</text:span></text:span><text:span text:style-name="Source_20_Text"><text:span text:style-name="T34">REQUIRED</text:span></text:span><text:span text:style-name="Source_20_Text"><text:span text:style-name="T36">)</text:span></text:span></text:p>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void</text:span></text:span><text:span text:style-name="Source_20_Text"><text:span text:style-name="T34"> salva</text:span></text:span><text:span text:style-name="Source_20_Text"><text:span text:style-name="T36">(</text:span></text:span><text:span text:style-name="Source_20_Text"><text:span text:style-name="T37">Autor</text:span></text:span><text:span text:style-name="Source_20_Text"><text:span text:style-name="T34"> autor</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6"><text:span text:style-name="Strong_20_Emphasis"><text:span text:style-name="T27">ATENÇÃO:</text:span></text:span><text:span text:style-name="T26"> Vale ressaltar que ambas configurações feitas são opcionais, visto que são os padrões adotados pelo </text:span><text:span text:style-name="Emphasis"><text:span text:style-name="T27">container</text:span></text:span><text:span text:style-name="T26">. Então, ao republicar e testar a aplicação, tudo deve continuar funcionando normalmente.</text:span></text:p>
      <text:p text:style-name="P6"><text:span text:style-name="T26">3) Podemos entender melhor o controle de transações implementando a divisão de responsabilidades proposta no vídeo do capítulo. Comece substituindo o </text:span><text:span text:style-name="Source_20_Text"><text:span text:style-name="T28">TransactionAttributeType.REQUIRED</text:span></text:span><text:span text:style-name="T26"> por </text:span><text:span text:style-name="Source_20_Text"><text:span text:style-name="T28">TransactionAttributeType.MANDATORY)</text:span></text:span><text:span text:style-name="T26">, assim, o </text:span><text:span text:style-name="Emphasis"><text:span text:style-name="T27">container</text:span></text:span><text:span text:style-name="T26"> irá verificar se há uma transação </text:span><text:soft-page-break/><text:span text:style-name="T26">aberta, caso contrário, lançará uma </text:span><text:span text:style-name="Emphasis"><text:span text:style-name="T27">exception</text:span></text:span><text:span text:style-name="T26"> do tipo </text:span><text:span text:style-name="Source_20_Text"><text:span text:style-name="T28">EJBTransactionRequiredException</text:span></text:span><text:span text:style-name="T26">. Teste isso reiniciando o servidor após a alteração e tentando adicionar um novo autor (olhe no console do eclipse).</text:span></text:p>
      <text:p text:style-name="P6"><text:span text:style-name="T26">4) Agora, vamos colocar a responsabilidade de criar a transação em um outro EJB que não seja o DAO, visto que os DAOs não são o melhor lugar para isso. Crie uma classe, no pacote </text:span><text:span text:style-name="Source_20_Text"><text:span text:style-name="T28">br.com.caelum.livraria.bean</text:span></text:span><text:span text:style-name="T26">, chamada </text:span><text:span text:style-name="Source_20_Text"><text:span text:style-name="T28">AutorService</text:span></text:span><text:span text:style-name="T26"> que ficará entre o </text:span><text:span text:style-name="Source_20_Text"><text:span text:style-name="T28">AutorBean</text:span></text:span><text:span text:style-name="T26"> e </text:span><text:span text:style-name="Source_20_Text"><text:span text:style-name="T28">AutorDao</text:span></text:span><text:span text:style-name="T26">. Transforme essa classe em um EJB </text:span><text:span text:style-name="Emphasis"><text:span text:style-name="T27">Stateless</text:span></text:span><text:span text:style-name="T26"> e injete o EJB </text:span><text:span text:style-name="Source_20_Text"><text:span text:style-name="T28">AutorDao</text:span></text:span><text:span text:style-name="T26"> nela.</text:span></text:p>
      <text:p text:style-name="P6"><text:span text:style-name="T26">5) Crie em </text:span><text:span text:style-name="Source_20_Text"><text:span text:style-name="T28">AutorService</text:span></text:span><text:span text:style-name="T26"> um método </text:span><text:span text:style-name="Source_20_Text"><text:span text:style-name="T28">adiciona()</text:span></text:span><text:span text:style-name="T26"> que recebe um </text:span><text:span text:style-name="Strong_20_Emphasis"><text:span text:style-name="T27">Autor</text:span></text:span><text:span text:style-name="T26"> e delega para o DAO a tarefa de salvar, e um outro método chamado </text:span><text:span text:style-name="Source_20_Text"><text:span text:style-name="T28">todosAutores()</text:span></text:span><text:span text:style-name="T26"> que também fará apenas a delegação para o DAO.</text:span></text:p>
      <text:p text:style-name="P14"><text:span text:style-name="Source_20_Text"><text:span text:style-name="T35">@Stateless</text:span></text:span></text:p>
      <text:p text:style-name="P14"><text:span text:style-name="Source_20_Text"><text:span text:style-name="T39">public</text:span></text:span><text:span text:style-name="Source_20_Text"><text:span text:style-name="T34"> </text:span></text:span><text:span text:style-name="Source_20_Text"><text:span text:style-name="T39">class</text:span></text:span><text:span text:style-name="Source_20_Text"><text:span text:style-name="T34"> </text:span></text:span><text:span text:style-name="Source_20_Text"><text:span text:style-name="T37">AutorService</text:span></text:span><text:span text:style-name="Source_20_Text"><text:span text:style-name="T34"> </text:span></text:span><text:span text:style-name="Source_20_Text"><text:span text:style-name="T36">{</text:span></text:span></text:p>
      <text:p text:style-name="P20"/>
      <text:p text:style-name="P14"><text:span text:style-name="Source_20_Text"><text:span text:style-name="T32"><text:s text:c="4"/></text:span></text:span><text:span text:style-name="Source_20_Text"><text:span text:style-name="T35">@Inject</text:span></text:span></text:p>
      <text:p text:style-name="P14"><text:span text:style-name="Source_20_Text"><text:span text:style-name="T32"><text:s text:c="4"/></text:span></text:span><text:span text:style-name="Source_20_Text"><text:span text:style-name="T37">AutorDao</text:span></text:span><text:span text:style-name="Source_20_Text"><text:span text:style-name="T34"> dao</text:span></text:span><text:span text:style-name="Source_20_Text"><text:span text:style-name="T36">;</text:span></text:span></text:p>
      <text:p text:style-name="P20"/>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void</text:span></text:span><text:span text:style-name="Source_20_Text"><text:span text:style-name="T34"> adiciona</text:span></text:span><text:span text:style-name="Source_20_Text"><text:span text:style-name="T36">(</text:span></text:span><text:span text:style-name="Source_20_Text"><text:span text:style-name="T37">Autor</text:span></text:span><text:span text:style-name="Source_20_Text"><text:span text:style-name="T34"> autor</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9">this</text:span></text:span><text:span text:style-name="Source_20_Text"><text:span text:style-name="T36">.</text:span></text:span><text:span text:style-name="Source_20_Text"><text:span text:style-name="T34">dao</text:span></text:span><text:span text:style-name="Source_20_Text"><text:span text:style-name="T36">.</text:span></text:span><text:span text:style-name="Source_20_Text"><text:span text:style-name="T34">salva</text:span></text:span><text:span text:style-name="Source_20_Text"><text:span text:style-name="T36">(</text:span></text:span><text:span text:style-name="Source_20_Text"><text:span text:style-name="T34">autor</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20"/>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7">List</text:span></text:span><text:span text:style-name="Source_20_Text"><text:span text:style-name="T36">&lt;</text:span></text:span><text:span text:style-name="Source_20_Text"><text:span text:style-name="T37">Autor</text:span></text:span><text:span text:style-name="Source_20_Text"><text:span text:style-name="T36">&gt;</text:span></text:span><text:span text:style-name="Source_20_Text"><text:span text:style-name="T34"> todosAutores</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9">return</text:span></text:span><text:span text:style-name="Source_20_Text"><text:span text:style-name="T34"> </text:span></text:span><text:span text:style-name="Source_20_Text"><text:span text:style-name="T39">this</text:span></text:span><text:span text:style-name="Source_20_Text"><text:span text:style-name="T36">.</text:span></text:span><text:span text:style-name="Source_20_Text"><text:span text:style-name="T34">dao</text:span></text:span><text:span text:style-name="Source_20_Text"><text:span text:style-name="T36">.</text:span></text:span><text:span text:style-name="Source_20_Text"><text:span text:style-name="T34">todosAutores</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14"><text:span text:style-name="Source_20_Text"><text:span text:style-name="T36">}</text:span></text:span></text:p>
      <text:p text:style-name="P6"><text:span text:style-name="T26">6) Precisamos agora refatorar a classe </text:span><text:span text:style-name="Source_20_Text"><text:span text:style-name="T28">AutorBean</text:span></text:span><text:span text:style-name="T26"> para utilizar o novo EJB de serviços </text:span><text:span text:style-name="Source_20_Text"><text:span text:style-name="T28">AutorService</text:span></text:span><text:span text:style-name="T26">. Sendo assim, ao invés de injetarmos </text:span><text:span text:style-name="Source_20_Text"><text:span text:style-name="T28">AutorDao</text:span></text:span><text:span text:style-name="T26">, passaremos a injetar </text:span><text:span text:style-name="Source_20_Text"><text:span text:style-name="T28">AutorService</text:span></text:span><text:span text:style-name="T26">. Não podemos esquecer de refatorar os métodos que usavam o atributo </text:span><text:span text:style-name="Source_20_Text"><text:span text:style-name="T28">dao</text:span></text:span><text:span text:style-name="T26"> para passar a usar o atributo </text:span><text:span text:style-name="Source_20_Text"><text:span text:style-name="T28">service</text:span></text:span><text:span text:style-name="T26">:</text:span></text:p>
      <text:p text:style-name="P14"><text:span text:style-name="Source_20_Text"><text:span text:style-name="T35">@Model</text:span></text:span></text:p>
      <text:p text:style-name="P14"><text:span text:style-name="Source_20_Text"><text:span text:style-name="T39">public</text:span></text:span><text:span text:style-name="Source_20_Text"><text:span text:style-name="T34"> </text:span></text:span><text:span text:style-name="Source_20_Text"><text:span text:style-name="T39">class</text:span></text:span><text:span text:style-name="Source_20_Text"><text:span text:style-name="T34"> </text:span></text:span><text:span text:style-name="Source_20_Text"><text:span text:style-name="T37">AutorBean</text:span></text:span><text:span text:style-name="Source_20_Text"><text:span text:style-name="T34"> </text:span></text:span><text:span text:style-name="Source_20_Text"><text:span text:style-name="T36">{</text:span></text:span></text:p>
      <text:p text:style-name="P14"><text:soft-page-break/><text:span text:style-name="Source_20_Text"><text:span text:style-name="T32"><text:s text:c="4"/></text:span></text:span><text:span text:style-name="Source_20_Text"><text:span text:style-name="T36">...</text:span></text:span></text:p>
      <text:p text:style-name="P20"/>
      <text:p text:style-name="P14"><text:span text:style-name="Source_20_Text"><text:span text:style-name="T32"><text:s text:c="4"/></text:span></text:span><text:span text:style-name="Source_20_Text"><text:span text:style-name="T35">@Inject</text:span></text:span></text:p>
      <text:p text:style-name="P14"><text:span text:style-name="Source_20_Text"><text:span text:style-name="T32"><text:s text:c="4"/></text:span></text:span><text:span text:style-name="Source_20_Text"><text:span text:style-name="T39">private</text:span></text:span><text:span text:style-name="Source_20_Text"><text:span text:style-name="T34"> </text:span></text:span><text:span text:style-name="Source_20_Text"><text:span text:style-name="T37">AutorService</text:span></text:span><text:span text:style-name="Source_20_Text"><text:span text:style-name="T34"> service</text:span></text:span><text:span text:style-name="Source_20_Text"><text:span text:style-name="T36">;</text:span></text:span><text:span text:style-name="Source_20_Text"><text:span text:style-name="T34"> </text:span></text:span><text:span text:style-name="Source_20_Text"><text:span text:style-name="T38">// AutorDao dao; // = new AutorDao();</text:span></text:span></text:p>
      <text:p text:style-name="P20"/>
      <text:p text:style-name="P14"><text:span text:style-name="Source_20_Text"><text:span text:style-name="T32"><text:s text:c="4"/></text:span></text:span><text:span text:style-name="Source_20_Text"><text:span text:style-name="T36">...</text:span></text:span></text:p>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void</text:span></text:span><text:span text:style-name="Source_20_Text"><text:span text:style-name="T34"> cadastra</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8">// this.dao.salva(autor);</text:span></text:span></text:p>
      <text:p text:style-name="P20"/>
      <text:p text:style-name="P14"><text:span text:style-name="Source_20_Text"><text:span text:style-name="T32"><text:s text:c="8"/></text:span></text:span><text:span text:style-name="Source_20_Text"><text:span text:style-name="T39">this</text:span></text:span><text:span text:style-name="Source_20_Text"><text:span text:style-name="T36">.</text:span></text:span><text:span text:style-name="Source_20_Text"><text:span text:style-name="T34">service</text:span></text:span><text:span text:style-name="Source_20_Text"><text:span text:style-name="T36">.</text:span></text:span><text:span text:style-name="Source_20_Text"><text:span text:style-name="T34">adiciona</text:span></text:span><text:span text:style-name="Source_20_Text"><text:span text:style-name="T36">(</text:span></text:span><text:span text:style-name="Source_20_Text"><text:span text:style-name="T34">autor</text:span></text:span><text:span text:style-name="Source_20_Text"><text:span text:style-name="T36">);</text:span></text:span></text:p>
      <text:p text:style-name="P14"><text:span text:style-name="Source_20_Text"><text:span text:style-name="T32"><text:s text:c="8"/></text:span></text:span><text:span text:style-name="Source_20_Text"><text:span text:style-name="T39">this</text:span></text:span><text:span text:style-name="Source_20_Text"><text:span text:style-name="T36">.</text:span></text:span><text:span text:style-name="Source_20_Text"><text:span text:style-name="T34">autor </text:span></text:span><text:span text:style-name="Source_20_Text"><text:span text:style-name="T36">=</text:span></text:span><text:span text:style-name="Source_20_Text"><text:span text:style-name="T34"> </text:span></text:span><text:span text:style-name="Source_20_Text"><text:span text:style-name="T39">new</text:span></text:span><text:span text:style-name="Source_20_Text"><text:span text:style-name="T34"> </text:span></text:span><text:span text:style-name="Source_20_Text"><text:span text:style-name="T37">Autor</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20"/>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7">List</text:span></text:span><text:span text:style-name="Source_20_Text"><text:span text:style-name="T36">&lt;</text:span></text:span><text:span text:style-name="Source_20_Text"><text:span text:style-name="T37">Autor</text:span></text:span><text:span text:style-name="Source_20_Text"><text:span text:style-name="T36">&gt;</text:span></text:span><text:span text:style-name="Source_20_Text"><text:span text:style-name="T34"> getAutores</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8">// return this.dao.todosAutores();</text:span></text:span></text:p>
      <text:p text:style-name="P20"/>
      <text:p text:style-name="P14"><text:span text:style-name="Source_20_Text"><text:span text:style-name="T32"><text:s text:c="8"/></text:span></text:span><text:span text:style-name="Source_20_Text"><text:span text:style-name="T39">return</text:span></text:span><text:span text:style-name="Source_20_Text"><text:span text:style-name="T34"> </text:span></text:span><text:span text:style-name="Source_20_Text"><text:span text:style-name="T39">this</text:span></text:span><text:span text:style-name="Source_20_Text"><text:span text:style-name="T36">.</text:span></text:span><text:span text:style-name="Source_20_Text"><text:span text:style-name="T34">service</text:span></text:span><text:span text:style-name="Source_20_Text"><text:span text:style-name="T36">.</text:span></text:span><text:span text:style-name="Source_20_Text"><text:span text:style-name="T34">todosAutores</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14"><text:span text:style-name="Source_20_Text"><text:span text:style-name="T36">}</text:span></text:span></text:p>
      <text:p text:style-name="P6"><text:span text:style-name="T26">7) Faça o </text:span><text:span text:style-name="Emphasis"><text:span text:style-name="T27">Full Publish</text:span></text:span><text:span text:style-name="T26"> da aplicação, adicione um novo autor e veja se a </text:span><text:span text:style-name="Emphasis"><text:span text:style-name="T27">exception</text:span></text:span><text:span text:style-name="T26"> do teste anterior será novamente lançada. O que você acha que aconteceu?</text:span></text:p>
      <text:p text:style-name="P27"/>
      <text:p text:style-name="P10"><text:span text:style-name="T11">Acontece que agora as responsabilidades estão bem definidas. O </text:span><text:span text:style-name="Strong_20_Emphasis"><text:span text:style-name="T11">Bean</text:span></text:span><text:span text:style-name="T11"> continua fazendo seu papel na camada </text:span><text:span text:style-name="Emphasis"><text:span text:style-name="T11">View</text:span></text:span><text:span text:style-name="T11">, o </text:span><text:span text:style-name="Strong_20_Emphasis"><text:span text:style-name="T11">DAO</text:span></text:span><text:span text:style-name="T11"> não tem mais a preocupação com as transações (</text:span><text:span text:style-name="Source_20_Text"><text:span text:style-name="T13">TX:MANDATORY</text:span></text:span><text:span text:style-name="T11">), mantendo sua atenção exclusivamente em seu papel na camada de </text:span><text:span text:style-name="Emphasis"><text:span text:style-name="T11">Model</text:span></text:span><text:span text:style-name="T11"> (infra). Surgem então o </text:span><text:span text:style-name="Source_20_Text"><text:span text:style-name="T13">AutorService</text:span></text:span><text:span text:style-name="T11">, que fará a ligação entre o </text:span><text:span text:style-name="Emphasis"><text:span text:style-name="T11">Bean</text:span></text:span><text:span text:style-name="T11"> e o </text:span><text:span text:style-name="Emphasis"><text:span text:style-name="T11">DAO</text:span></text:span><text:span text:style-name="T11"> e será o </text:span><text:span text:style-name="Strong_20_Emphasis"><text:span text:style-name="T11">controlador na regra de negócio</text:span></text:span><text:span text:style-name="T11">. Cuidará, dentre outras coisas, da garantia de uma transação aberta (</text:span><text:span text:style-name="Source_20_Text"><text:span text:style-name="T13">TX:REQUIRED</text:span></text:span><text:span text:style-name="T11">) para os métodos do </text:span><text:span text:style-name="Emphasis"><text:span text:style-name="T11">DAO</text:span></text:span><text:span text:style-name="T11"> utilizarem.</text:span></text:p>
      <text:p text:style-name="P6"><text:span text:style-name="T26">Resumindo, o </text:span><text:span text:style-name="Strong_20_Emphasis"><text:span text:style-name="T27">Bean</text:span></text:span><text:span text:style-name="T26"> recebe as chamadas da tela e delega para o </text:span><text:span text:style-name="Strong_20_Emphasis"><text:span text:style-name="T27">Service</text:span></text:span><text:span text:style-name="T26">, que por sua vez abre a transação e delega para o </text:span><text:span text:style-name="Strong_20_Emphasis"><text:span text:style-name="T27">DAO</text:span></text:span><text:span text:style-name="T26"> que a utiliza na finalização do processo.</text:span></text:p>
      <text:p text:style-name="P26"/>
      <text:h text:style-name="P40" text:outline-level="1"><text:span text:style-name="T2">08 - Atributos de transação</text:span></text:h>
      <text:p text:style-name="P26"/>
      <text:p text:style-name="P26"/>
      <text:h text:style-name="P44" text:outline-level="2">Será que tem problemas em trabalhar com transações de forma programática? Vamos fazer um teste!</text:h>
      <text:p text:style-name="P34"><text:span text:style-name="T27">1) Abra a classe </text:span><text:span text:style-name="Source_20_Text"><text:span text:style-name="T29">AutorService</text:span></text:span><text:span text:style-name="T27"> e anote o metodo </text:span><text:span text:style-name="Source_20_Text"><text:span text:style-name="T29">adiciona()</text:span></text:span><text:span text:style-name="T27"> com </text:span><text:span text:style-name="Source_20_Text"><text:span text:style-name="T29">@TransactionAttribute(TransactionAttributeType.REQUIRED)</text:span></text:span><text:span text:style-name="T27">. Depois, faça o método lançar uma </text:span><text:span text:style-name="Emphasis"><text:span text:style-name="T27">exception</text:span></text:span><text:span text:style-name="T27"> após chamar o método </text:span><text:span text:style-name="Source_20_Text"><text:span text:style-name="T29">salva()</text:span></text:span><text:span text:style-name="T27"> do DAO:</text:span></text:p>
      <text:p text:style-name="P14"><text:span text:style-name="Source_20_Text"><text:span text:style-name="T35">@TransactionAttribute</text:span></text:span><text:span text:style-name="Source_20_Text"><text:span text:style-name="T36">(</text:span></text:span><text:span text:style-name="Source_20_Text"><text:span text:style-name="T37">TransactionAttributeType</text:span></text:span><text:span text:style-name="Source_20_Text"><text:span text:style-name="T36">.</text:span></text:span><text:span text:style-name="Source_20_Text"><text:span text:style-name="T34">REQUIRED</text:span></text:span><text:span text:style-name="Source_20_Text"><text:span text:style-name="T36">)</text:span></text:span></text:p>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void</text:span></text:span><text:span text:style-name="Source_20_Text"><text:span text:style-name="T34"> adiciona</text:span></text:span><text:span text:style-name="Source_20_Text"><text:span text:style-name="T36">(</text:span></text:span><text:span text:style-name="Source_20_Text"><text:span text:style-name="T37">Autor</text:span></text:span><text:span text:style-name="Source_20_Text"><text:span text:style-name="T34"> autor</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9">this</text:span></text:span><text:span text:style-name="Source_20_Text"><text:span text:style-name="T36">.</text:span></text:span><text:span text:style-name="Source_20_Text"><text:span text:style-name="T34">dao</text:span></text:span><text:span text:style-name="Source_20_Text"><text:span text:style-name="T36">.</text:span></text:span><text:span text:style-name="Source_20_Text"><text:span text:style-name="T34">salva</text:span></text:span><text:span text:style-name="Source_20_Text"><text:span text:style-name="T36">(</text:span></text:span><text:span text:style-name="Source_20_Text"><text:span text:style-name="T34">autor</text:span></text:span><text:span text:style-name="Source_20_Text"><text:span text:style-name="T36">);</text:span></text:span></text:p>
      <text:p text:style-name="P14"><text:span text:style-name="Source_20_Text"><text:span text:style-name="T32"><text:s text:c="8"/></text:span></text:span><text:span text:style-name="Source_20_Text"><text:span text:style-name="T39">throw</text:span></text:span><text:span text:style-name="Source_20_Text"><text:span text:style-name="T34"> </text:span></text:span><text:span text:style-name="Source_20_Text"><text:span text:style-name="T39">new</text:span></text:span><text:span text:style-name="Source_20_Text"><text:span text:style-name="T34"> </text:span></text:span><text:span text:style-name="Source_20_Text"><text:span text:style-name="T37">RuntimeException</text:span></text:span><text:span text:style-name="Source_20_Text"><text:span text:style-name="T36">(</text:span></text:span></text:p>
      <text:p text:style-name="P14"><text:span text:style-name="Source_20_Text"><text:span text:style-name="T32"><text:s text:c="16"/></text:span></text:span><text:span text:style-name="Source_20_Text"><text:span text:style-name="T40">"[ERRO] Erro lançado para testar o rollback da transação."</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34"><text:span text:style-name="T27">2) Dentro de </text:span><text:span text:style-name="Source_20_Text"><text:span text:style-name="T29">AutorDao</text:span></text:span><text:span text:style-name="T27">, modifique o método </text:span><text:span text:style-name="Source_20_Text"><text:span text:style-name="T29">salva()</text:span></text:span><text:span text:style-name="T27"> para que ele suspenda a transação corrente, abra uma nova, realize o </text:span><text:span text:style-name="Emphasis"><text:span text:style-name="T27">commit</text:span></text:span><text:span text:style-name="T27">, encerre a nova transação e reative a transação que havia sido suspensa no início do processo. Para isso, basta anotar o método com </text:span><text:span text:style-name="Source_20_Text"><text:span text:style-name="T29">@TransactionAttribute(TransactionAttributeType.REQUIRES_NEW)</text:span></text:span><text:span text:style-name="T27">:</text:span></text:p>
      <text:p text:style-name="P14"><text:span text:style-name="Source_20_Text"><text:span text:style-name="T32"><text:s text:c="4"/></text:span></text:span><text:span text:style-name="Source_20_Text"><text:span text:style-name="T35">@TransactionAttribute</text:span></text:span><text:span text:style-name="Source_20_Text"><text:span text:style-name="T36">(</text:span></text:span><text:span text:style-name="Source_20_Text"><text:span text:style-name="T37">TransactionAttributeType</text:span></text:span><text:span text:style-name="Source_20_Text"><text:span text:style-name="T36">.</text:span></text:span><text:span text:style-name="Source_20_Text"><text:span text:style-name="T34">REQUIRES_NEW</text:span></text:span><text:span text:style-name="Source_20_Text"><text:span text:style-name="T36">)</text:span></text:span></text:p>
      <text:p text:style-name="P14"><text:span text:style-name="Source_20_Text"><text:span text:style-name="T32"><text:s text:c="4"/></text:span></text:span><text:span text:style-name="Source_20_Text"><text:span text:style-name="T39">public</text:span></text:span><text:span text:style-name="Source_20_Text"><text:span text:style-name="T34"> </text:span></text:span><text:span text:style-name="Source_20_Text"><text:span text:style-name="T39">void</text:span></text:span><text:span text:style-name="Source_20_Text"><text:span text:style-name="T34"> salva</text:span></text:span><text:span text:style-name="Source_20_Text"><text:span text:style-name="T36">(</text:span></text:span><text:span text:style-name="Source_20_Text"><text:span text:style-name="T37">Autor</text:span></text:span><text:span text:style-name="Source_20_Text"><text:span text:style-name="T34"> autor</text:span></text:span><text:span text:style-name="Source_20_Text"><text:span text:style-name="T36">)</text:span></text:span><text:span text:style-name="Source_20_Text"><text:span text:style-name="T34"> </text:span></text:span><text:span text:style-name="Source_20_Text"><text:span text:style-name="T36">{</text:span></text:span></text:p>
      <text:p text:style-name="P14"><text:span text:style-name="Source_20_Text"><text:span text:style-name="T32"><text:s text:c="8"/></text:span></text:span><text:span text:style-name="Source_20_Text"><text:span text:style-name="T36">...</text:span></text:span></text:p>
      <text:p text:style-name="P14"><text:span text:style-name="Source_20_Text"><text:span text:style-name="T32"><text:s text:c="4"/></text:span></text:span><text:span text:style-name="Source_20_Text"><text:span text:style-name="T36">}</text:span></text:span></text:p>
      <text:p text:style-name="P34"><text:span text:style-name="T27">3) Faça o </text:span><text:span text:style-name="Emphasis"><text:span text:style-name="T27">Full Publish</text:span></text:span><text:span text:style-name="T27"> da aplicação no JBoss AS e depois limpe o console do Eclipse para ver melhor as mensagens de saída da nossa aplicação.</text:span></text:p>
      <text:p text:style-name="P34"><text:span text:style-name="T27">4) Vamos testar o cadastro de Autor. Tente incluir um novo autor! Ao clicar em salvar parece que nada acontecer, certo? Olhe o console do Eclipse. Foi lançada a </text:span><text:span text:style-name="Emphasis"><text:span text:style-name="T27">exception</text:span></text:span><text:span text:style-name="T27"> que criamos no </text:span><text:span text:style-name="Source_20_Text"><text:span text:style-name="T29">AutorService</text:span></text:span><text:span text:style-name="T27">, sendo </text:span><text:soft-page-break/><text:span text:style-name="T27">assim, a transação foi encerrada com erro, um </text:span><text:span text:style-name="Emphasis"><text:span text:style-name="T27">rollback</text:span></text:span><text:span text:style-name="T27"> foi realizado e nada foi gravado no banco, certo?</text:span></text:p>
      <text:p text:style-name="P34"><text:span text:style-name="T27">5) Abra o terminal de comandos do MySQL e consulte todos os elementos da tabela </text:span><text:span text:style-name="Source_20_Text"><text:span text:style-name="T29">Autor</text:span></text:span><text:span text:style-name="T27"> no banco </text:span><text:span text:style-name="Source_20_Text"><text:span text:style-name="T29">Livraria</text:span></text:span><text:span text:style-name="T27">:</text:span></text:p>
      <text:p text:style-name="P14"><text:span text:style-name="Source_20_Text"><text:span text:style-name="T34">$ mysql </text:span></text:span><text:span text:style-name="Source_20_Text"><text:span text:style-name="T36">-</text:span></text:span><text:span text:style-name="Source_20_Text"><text:span text:style-name="T34">u root</text:span></text:span></text:p>
      <text:p text:style-name="P14"><text:span text:style-name="Source_20_Text"><text:span text:style-name="T34">mysql</text:span></text:span><text:span text:style-name="Source_20_Text"><text:span text:style-name="T36">&gt;</text:span></text:span><text:span text:style-name="Source_20_Text"><text:span text:style-name="T34"> </text:span></text:span><text:span text:style-name="Source_20_Text"><text:span text:style-name="T39">use</text:span></text:span><text:span text:style-name="Source_20_Text"><text:span text:style-name="T34"> </text:span></text:span><text:span text:style-name="Source_20_Text"><text:span text:style-name="T37">Livraria</text:span></text:span><text:span text:style-name="Source_20_Text"><text:span text:style-name="T36">;</text:span></text:span></text:p>
      <text:p text:style-name="P14"><text:span text:style-name="Source_20_Text"><text:span text:style-name="T34">mysql</text:span></text:span><text:span text:style-name="Source_20_Text"><text:span text:style-name="T36">&gt;</text:span></text:span><text:span text:style-name="Source_20_Text"><text:span text:style-name="T34"> </text:span></text:span><text:span text:style-name="Source_20_Text"><text:span text:style-name="T39">select</text:span></text:span><text:span text:style-name="Source_20_Text"><text:span text:style-name="T34"> </text:span></text:span><text:span text:style-name="Source_20_Text"><text:span text:style-name="T36">*</text:span></text:span><text:span text:style-name="Source_20_Text"><text:span text:style-name="T34"> </text:span></text:span><text:span text:style-name="Source_20_Text"><text:span text:style-name="T39">from</text:span></text:span><text:span text:style-name="Source_20_Text"><text:span text:style-name="T34"> </text:span></text:span><text:span text:style-name="Source_20_Text"><text:span text:style-name="T37">Autor</text:span></text:span><text:span text:style-name="Source_20_Text"><text:span text:style-name="T36">;</text:span></text:span></text:p>
      <text:p text:style-name="P34"><text:span text:style-name="T27">6) E aí? Mesmo a aplicação tendo apresentado um erro no console e realizado </text:span><text:span text:style-name="Emphasis"><text:span text:style-name="T27">rollback</text:span></text:span><text:span text:style-name="T27"> na transação, por que você acha que o autor foi inserido no banco assim mesmo?</text:span></text:p>
      <text:p text:style-name="Text_20_body"><text:line-break/></text:p>
      <text:p text:style-name="P6"><text:span text:style-name="T26">A resposta desta questão está totalmente relacionada aos </text:span><text:span text:style-name="Strong_20_Emphasis"><text:span text:style-name="T27">Atributos de Transação</text:span></text:span><text:span text:style-name="T26">.</text:span></text:p>
      <text:p text:style-name="P6"><text:span text:style-name="T26">Quando usamos o atributo </text:span><text:span text:style-name="Source_20_Text"><text:span text:style-name="T28">@TransactionAttribute(TransactionAttributeType.REQUIRED)</text:span></text:span><text:span text:style-name="T26"> no </text:span><text:span text:style-name="Strong_20_Emphasis"><text:span text:style-name="Emphasis"><text:span text:style-name="T27">service</text:span></text:span></text:span><text:span text:style-name="T26">, dissemos ao </text:span><text:span text:style-name="Emphasis"><text:span text:style-name="T27">container</text:span></text:span><text:span text:style-name="T26"> que a operação deve obrigatoriamente ser executada dentro de uma transação. Mas quando colocamos o atributo </text:span><text:span text:style-name="Source_20_Text"><text:span text:style-name="T28">@TransactionAttribute(TransactionAttributeType.REQUIRES_NEW)</text:span></text:span><text:span text:style-name="T26"> no método </text:span><text:span text:style-name="Source_20_Text"><text:span text:style-name="T28">salva()</text:span></text:span><text:span text:style-name="T26"> do DAO, o método ao ser chamado, suspende automaticamente a transação corrente que veio do </text:span><text:span text:style-name="Strong_20_Emphasis"><text:span text:style-name="Emphasis"><text:span text:style-name="T27">service</text:span></text:span></text:span><text:span text:style-name="T26"> e abre uma nova; que, por sua vez, será usada para salvar o autor no banco e em seguida será encerrada automaticamente pelo método, sem qualquer tipo de erro ou </text:span><text:span text:style-name="Emphasis"><text:span text:style-name="T27">exception</text:span></text:span><text:span text:style-name="T26"> que force um </text:span><text:span text:style-name="Emphasis"><text:span text:style-name="T27">rollback</text:span></text:span><text:span text:style-name="T26">.</text:span></text:p>
      <text:p text:style-name="P6"><text:span text:style-name="T26">Quando a transação que havia sido suspensa pelo DAO é reativada, nossa </text:span><text:span text:style-name="Emphasis"><text:span text:style-name="T27">exception</text:span></text:span><text:span text:style-name="T26"> é lançada e a transação é forçada a fazer um </text:span><text:span text:style-name="Emphasis"><text:span text:style-name="T27">rollback</text:span></text:span><text:span text:style-name="T26">. Mas esse </text:span><text:span text:style-name="Emphasis"><text:span text:style-name="T27">rollback</text:span></text:span><text:span text:style-name="T26"> não interferiu no cadastro do autor no banco porque pela escolha dos </text:span><text:span text:style-name="Strong_20_Emphasis"><text:span text:style-name="T27">atributos de transação</text:span></text:span><text:span text:style-name="T26">, as transações eram diferentes e independentes entre si.</text:span></text:p>
      <text:p text:style-name="Text_20_body"/>
      <text:p text:style-name="P36"/>
      <text:h text:style-name="P41" text:outline-level="1"><text:span text:style-name="T2">09 - Arquivos do projeto atual</text:span></text:h>
      <text:p text:style-name="Text_20_body"/>
      <text:p text:style-name="Text_20_body"/>
      <text:p text:style-name="P25">No link abaixo, você encontra o projeto até o momento atual do curso.</text:p>
      <text:p text:style-name="P34"><text:a xlink:type="simple" xlink:href="https://github.com/alura-cursos/Curso-EJB-O-poder-da-Java-EE/archive/capitulo4.zip" office:target-frame-name="_blank" xlink:show="new" text:style-name="Internet_20_link" text:visited-style-name="Visited_20_Internet_20_Link"><text:span text:style-name="T27">https://github.com/alura-cursos/Curso-EJB-O-poder-da-Java-EE/archive/capitulo4.zip</text:span></text:a></text:p>
      <text:p text:style-name="P33"><draw:frame draw:style-name="fr1" draw:name="Quadro1" text:anchor-type="char" svg:width="0.041cm" draw:z-index="4"><draw:text-box fo:min-height="0.041cm"><text:p text:style-name="Text_20_body"/></draw:text-box></draw:frame></text:p>
      <text:p text:style-name="Text_20_body"/>
      <text:p text:style-name="P24">Lembre-se de usar o fórum em caso de dúvida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9:02.014605664</meta:creation-date>
    <meta:generator>LibreOffice/5.1.6.2$Linux_X86_64 LibreOffice_project/10m0$Build-2</meta:generator>
    <dc:date>2019-02-15T14:05:10.317028857</dc:date>
    <meta:editing-duration>PT4H30M8S</meta:editing-duration>
    <meta:editing-cycles>8</meta:editing-cycles>
    <meta:document-statistic meta:table-count="0" meta:image-count="4" meta:object-count="0" meta:page-count="15" meta:paragraph-count="176" meta:word-count="2818" meta:character-count="18891" meta:non-whitespace-character-count="15972"/>
  </office:meta>
</office:document-meta>
</file>